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20100000180000001808DC4F18E249B99D0.png" manifest:media-type="image/png"/>
  <manifest:file-entry manifest:full-path="Pictures/100002010000078000000438F18D287A4D631A28.png" manifest:media-type="image/png"/>
  <manifest:file-entry manifest:full-path="Pictures/100002010000018000000180875E4211FD8F225D.png" manifest:media-type="image/png"/>
  <manifest:file-entry manifest:full-path="Pictures/100002010000018000000180ABFAC1B90B91CB62.png" manifest:media-type="image/png"/>
  <manifest:file-entry manifest:full-path="Pictures/100000000000078000000438964B11A9BEFD3079.jpg" manifest:media-type="image/jpeg"/>
  <manifest:file-entry manifest:full-path="Pictures/1000020100000180000001800644DC0399D280E1.png" manifest:media-type="image/png"/>
  <manifest:file-entry manifest:full-path="Pictures/100002010000078000000438B761F9AE88410403.png" manifest:media-type="image/png"/>
  <manifest:file-entry manifest:full-path="Pictures/1000000000000501000003199D62E02F347516EB.jpg" manifest:media-type="image/jpeg"/>
  <manifest:file-entry manifest:full-path="Pictures/100000000000046A0000027BBCE8ABA391D2661F.jpg" manifest:media-type="image/jpeg"/>
  <manifest:file-entry manifest:full-path="Pictures/10000000000005010000030195FCD8D7F1054EA0.jpg" manifest:media-type="image/jpeg"/>
  <manifest:file-entry manifest:full-path="Pictures/10000000000004A10000029B50B5D910DC8109D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2cm" fo:min-width="7.747cm" fo:padding-top="0.127cm" fo:padding-bottom="0.127cm" fo:padding-left="0.254cm" fo:padding-right="0.254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4.346cm, 0cm, 2.335cm)" draw:image-opacity="100%" style:mirror="none"/>
    </style:style>
    <style:style style:name="gr4" style:family="graphic" style:parent-style-name="standard">
      <style:graphic-properties draw:stroke="none" draw:fill="solid" draw:fill-color="#ffffff" draw:opacity="15%" draw:textarea-horizontal-align="left" draw:textarea-vertical-align="middle" draw:auto-grow-height="false" fo:min-height="9.454cm" fo:min-width="10.386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ffffff" svg:stroke-opacity="31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ffffff" draw:opacity="25%" draw:textarea-horizontal-align="left" draw:textarea-vertical-align="middle" draw:auto-grow-height="false" fo:min-height="14.23cm" fo:min-width="15.506cm" fo:padding-top="0.13cm" fo:padding-bottom="0.13cm" fo:padding-left="0.25cm" fo:padding-right="0.25cm" fo:wrap-option="no-wrap" draw:shadow-color="#808080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294cm, 0cm, 6.31cm)" draw:image-opacity="100%" style:mirror="none"/>
    </style:style>
    <style:style style:name="gr8" style:family="graphic" style:parent-style-name="standard">
      <style:graphic-properties draw:stroke="none" draw:fill="solid" draw:fill-color="#95c369" draw:textarea-horizontal-align="left" draw:textarea-vertical-align="middle" draw:auto-grow-height="false" fo:min-height="1.901cm" fo:min-width="1.66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bitmap" draw:fill-color="#ffffff" draw:fill-image-name="Bitmap_20_2" style:repeat="stretch" draw:textarea-horizontal-align="left" draw:textarea-vertical-align="middle" draw:auto-grow-height="false" fo:min-height="0.988cm" fo:min-width="0.747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161cm" fo:min-width="5.096cm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none" draw:fill="bitmap" draw:fill-color="#ffffff" draw:fill-image-name="Bitmap_20_3" style:repeat="stretch" draw:textarea-horizontal-align="left" draw:textarea-vertical-align="middle" draw:auto-grow-height="false" fo:min-height="0.988cm" fo:min-width="0.747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161cm" fo:min-width="5.096cm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bitmap" draw:fill-color="#ffffff" draw:fill-image-name="Bitmap_20_4" style:repeat="stretch" draw:textarea-horizontal-align="left" draw:textarea-vertical-align="middle" draw:auto-grow-height="false" fo:min-height="0.988cm" fo:min-width="0.747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161cm" fo:min-width="5.096cm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none" draw:fill="bitmap" draw:fill-color="#ffffff" draw:fill-image-name="Bitmap_20_5" style:repeat="stretch" draw:textarea-horizontal-align="left" draw:textarea-vertical-align="middle" draw:auto-grow-height="false" fo:min-height="0.988cm" fo:min-width="0.74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161cm" fo:min-width="5.096cm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2cm" fo:min-width="7.747cm" fo:padding-top="0.127cm" fo:padding-bottom="0.127cm" fo:padding-left="0.254cm" fo:padding-right="0.254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2cm" fo:min-width="7.747cm" fo:padding-top="0.127cm" fo:padding-bottom="0.127cm" fo:padding-left="0.254cm" fo:padding-right="0.254cm" fo:wrap-option="wrap" draw:shadow-color="#808080"/>
    </style:style>
    <style:style style:name="gr20" style:family="graphic" style:parent-style-name="Object_20_with_20_no_20_fill_20_and_20_no_20_line">
      <style:graphic-properties draw:stroke="solid" svg:stroke-width="0.168cm" svg:stroke-color="#ffffff" svg:stroke-opacity="4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765cm, 0cm, 0.765cm, 0cm)" draw:image-opacity="100%" style:mirror="none"/>
    </style:style>
    <style:style style:name="gr21" style:family="graphic" style:parent-style-name="standard" style:list-style-name="L1">
      <style:graphic-properties draw:stroke="none" draw:fill="gradient" draw:fill-color="#d22858" draw:fill-gradient-name="Gradient_20_1" draw:textarea-horizontal-align="justify" draw:textarea-vertical-align="middle" draw:auto-grow-height="false" fo:min-height="8.473cm" fo:min-width="8.473cm" fo:padding-top="0.191cm" fo:padding-bottom="0.191cm" fo:padding-left="0.191cm" fo:padding-right="0.191cm" fo:wrap-option="wrap" draw:shadow="visible" draw:shadow-offset-x="0cm" draw:shadow-offset-y="0.106cm" draw:shadow-color="#000000" draw:shadow-opacity="35%"/>
    </style:style>
    <style:style style:name="gr22" style:family="graphic" style:parent-style-name="standard">
      <style:graphic-properties draw:stroke="none" draw:fill="gradient" draw:fill-color="#d22858" draw:fill-gradient-name="Gradient_20_1" draw:textarea-horizontal-align="left" draw:textarea-vertical-align="middle" draw:auto-grow-height="false" fo:min-height="0.719cm" fo:min-width="0.479cm" fo:padding-top="0.13cm" fo:padding-bottom="0.13cm" fo:padding-left="0.25cm" fo:padding-right="0.25cm" fo:wrap-option="no-wrap" draw:shadow="visible" draw:shadow-offset-x="0cm" draw:shadow-offset-y="0.106cm" draw:shadow-color="#000000" draw:shadow-opacity="35%"/>
    </style:style>
    <style:style style:name="gr23" style:family="graphic" style:parent-style-name="standard">
      <style:graphic-properties draw:stroke="none" draw:fill="gradient" draw:fill-color="#d22858" draw:fill-gradient-name="Gradient_20_1" draw:textarea-horizontal-align="left" draw:textarea-vertical-align="middle" draw:auto-grow-height="false" fo:min-height="0.45cm" fo:min-width="0.205cm" fo:padding-top="0.13cm" fo:padding-bottom="0.13cm" fo:padding-left="0.25cm" fo:padding-right="0.25cm" fo:wrap-option="no-wrap" draw:shadow="visible" draw:shadow-offset-x="0cm" draw:shadow-offset-y="0.106cm" draw:shadow-color="#000000" draw:shadow-opacity="35%"/>
    </style:style>
    <style:style style:name="gr24" style:family="graphic" style:parent-style-name="standard">
      <style:graphic-properties draw:stroke="none" draw:fill="gradient" draw:fill-color="#d22858" draw:fill-gradient-name="Gradient_20_1" draw:textarea-horizontal-align="left" draw:textarea-vertical-align="middle" draw:auto-grow-height="false" fo:min-height="0.45cm" fo:min-width="0.206cm" fo:padding-top="0.13cm" fo:padding-bottom="0.13cm" fo:padding-left="0.25cm" fo:padding-right="0.25cm" fo:wrap-option="no-wrap" draw:shadow="visible" draw:shadow-offset-x="0cm" draw:shadow-offset-y="0.106cm" draw:shadow-color="#000000" draw:shadow-opacity="35%"/>
    </style:style>
    <style:style style:name="gr25" style:family="graphic" style:parent-style-name="standard" style:list-style-name="L1">
      <style:graphic-properties draw:stroke="none" draw:fill="gradient" draw:fill-color="#d22858" draw:fill-gradient-name="Gradient_20_1" draw:textarea-horizontal-align="justify" draw:textarea-vertical-align="middle" draw:auto-grow-height="false" fo:min-height="4.751cm" fo:min-width="4.755cm" fo:padding-top="0.191cm" fo:padding-bottom="0.191cm" fo:padding-left="0.191cm" fo:padding-right="0.191cm" fo:wrap-option="wrap" draw:shadow="visible" draw:shadow-offset-x="0cm" draw:shadow-offset-y="0.106cm" draw:shadow-color="#000000" draw:shadow-opacity="35%"/>
    </style:style>
    <style:style style:name="gr26" style:family="graphic" style:parent-style-name="standard">
      <style:graphic-properties draw:stroke="none" draw:fill="gradient" draw:fill-color="#d22858" draw:fill-gradient-name="Gradient_20_1" draw:textarea-horizontal-align="left" draw:textarea-vertical-align="middle" draw:auto-grow-height="false" fo:min-height="1.517cm" fo:min-width="1.277cm" fo:padding-top="0.13cm" fo:padding-bottom="0.13cm" fo:padding-left="0.25cm" fo:padding-right="0.25cm" fo:wrap-option="no-wrap" draw:shadow="visible" draw:shadow-offset-x="0cm" draw:shadow-offset-y="0.106cm" draw:shadow-color="#000000" draw:shadow-opacity="35%"/>
    </style:style>
    <style:style style:name="gr27" style:family="graphic" style:parent-style-name="standard" style:list-style-name="L1">
      <style:graphic-properties draw:stroke="none" draw:fill="gradient" draw:fill-color="#d22858" draw:fill-gradient-name="Gradient_20_1" draw:textarea-horizontal-align="justify" draw:textarea-vertical-align="middle" draw:auto-grow-height="false" fo:min-height="5.209cm" fo:min-width="5.21cm" fo:padding-top="0.191cm" fo:padding-bottom="0.191cm" fo:padding-left="0.191cm" fo:padding-right="0.191cm" fo:wrap-option="wrap" draw:shadow="visible" draw:shadow-offset-x="0cm" draw:shadow-offset-y="0.106cm" draw:shadow-color="#000000" draw:shadow-opacity="35%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2cm" fo:min-width="7.747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2cm" fo:min-width="7.747cm" fo:padding-top="0.127cm" fo:padding-bottom="0.127cm" fo:padding-left="0.254cm" fo:padding-right="0.254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6.47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3.6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0.001cm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91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fo:min-height="10.001cm" draw:shadow-color="#808080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297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le2-notes">
      <style:graphic-properties draw:stroke="none" draw:fill="none" draw:fill-color="#ffffff" draw:textarea-horizontal-align="justify" draw:textarea-vertical-align="middle" fo:min-height="10.001cm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.352cm" fo:line-height="100%" fo:text-align="end" fo:text-indent="0cm" style:punctuation-wrap="hanging" style:line-break="strict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9" style:family="paragraph">
      <loext:graphic-properties draw:fill="solid" draw:fill-color="#ffffff" draw:opacity="15%"/>
      <style:paragraph-properties style:writing-mode="lr-tb" style:font-independent-line-spacing="true"/>
    </style:style>
    <style:style style:name="P10" style:family="paragraph">
      <loext:graphic-properties draw:fill="solid" draw:fill-color="#ffffff" draw:opacity="25%"/>
      <style:paragraph-properties style:writing-mode="lr-tb" style:font-independent-line-spacing="true"/>
    </style:style>
    <style:style style:name="P11" style:family="paragraph">
      <loext:graphic-properties draw:fill="solid" draw:fill-color="#95c369"/>
      <style:paragraph-properties style:writing-mode="lr-tb" style:font-independent-line-spacing="true"/>
    </style:style>
    <style:style style:name="P12" style:family="paragraph">
      <loext:graphic-properties draw:fill="bitmap" draw:fill-color="#ffffff" draw:fill-image-name="Bitmap_20_2" style:repeat="stretch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.295cm" fo:line-height="100%" fo:text-align="start" fo:text-indent="0cm" style:punctuation-wrap="hanging" style:line-break="strict" style:writing-mode="lr-tb"/>
    </style:style>
    <style:style style:name="P14" style:family="paragraph">
      <loext:graphic-properties draw:fill="none" draw:fill-color="#ffffff"/>
      <style:paragraph-properties fo:margin-left="0cm" fo:margin-right="0cm" fo:margin-top="0cm" fo:margin-bottom="0.295cm" fo:line-height="100%" fo:text-align="start" fo:text-indent="0cm" style:punctuation-wrap="hanging" style:line-break="strict" style:writing-mode="lr-tb" style:font-independent-line-spacing="true"/>
    </style:style>
    <style:style style:name="P15" style:family="paragraph">
      <loext:graphic-properties draw:fill="bitmap" draw:fill-color="#ffffff" draw:fill-image-name="Bitmap_20_3" style:repeat="stretch"/>
      <style:paragraph-properties style:writing-mode="lr-tb" style:font-independent-line-spacing="true"/>
    </style:style>
    <style:style style:name="P16" style:family="paragraph">
      <loext:graphic-properties draw:fill="bitmap" draw:fill-color="#ffffff" draw:fill-image-name="Bitmap_20_4" style:repeat="stretch"/>
      <style:paragraph-properties style:writing-mode="lr-tb" style:font-independent-line-spacing="true"/>
    </style:style>
    <style:style style:name="P17" style:family="paragraph">
      <loext:graphic-properties draw:fill="bitmap" draw:fill-color="#ffffff" draw:fill-image-name="Bitmap_20_5" style:repeat="stretch"/>
      <style:paragraph-properties style:writing-mode="lr-tb" style:font-independent-line-spacing="true"/>
    </style:style>
    <style:style style:name="P18" style:family="paragraph">
      <style:paragraph-properties fo:margin-left="0cm" fo:margin-right="0cm" fo:margin-top="0cm" fo:margin-bottom="0.224cm" fo:line-height="90%" fo:text-align="center" fo:text-indent="0cm" style:punctuation-wrap="hanging" style:line-break="strict" style:writing-mode="lr-tb"/>
    </style:style>
    <style:style style:name="P19" style:family="paragraph">
      <loext:graphic-properties draw:fill="gradient" draw:fill-color="#d22858" draw:fill-gradient-name="Gradient_20_1"/>
      <style:paragraph-properties fo:margin-left="0cm" fo:margin-right="0cm" fo:margin-top="0cm" fo:margin-bottom="0.224cm" fo:line-height="90%" fo:text-align="center" fo:text-indent="0cm" style:punctuation-wrap="hanging" style:line-break="strict" style:writing-mode="lr-tb" style:font-independent-line-spacing="true"/>
    </style:style>
    <style:style style:name="P20" style:family="paragraph">
      <loext:graphic-properties draw:fill="gradient" draw:fill-color="#d22858" draw:fill-gradient-name="Gradient_20_1"/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T1" style:family="text">
      <style:text-properties fo:color="#ffffff" style:text-position="0% 100%" style:font-name="Calibri Light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2" style:family="text">
      <style:text-properties fo:color="#f6b5c7" style:text-position="0% 100%" style:font-name="Calibri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color="#000000" style:text-position="0% 100%" style:font-name="Times New Roman" fo:font-size="12pt" fo:language="en" fo:country="US" style:font-name-asian="Segoe UI" style:font-size-asian="12pt" style:language-asian="en" style:country-asian="US" style:font-name-complex="Segoe UI" style:font-size-complex="12pt" style:language-complex="en" style:country-complex="US"/>
    </style:style>
    <style:style style:name="T4" style:family="text">
      <style:text-properties fo:color="#ffffff" style:text-position="0% 100%" style:font-name="Calibri Light" fo:font-size="36pt" fo:language="en" fo:country="US" style:font-size-asian="36pt" style:language-asian="en" style:country-asian="US" style:font-size-complex="36pt" style:language-complex="en" style:country-complex="US"/>
    </style:style>
    <style:style style:name="T5" style:family="text">
      <style:text-properties fo:color="#ffffff" style:text-position="0% 100%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ffffff" style:text-position="0% 100%" style:font-name="Calibri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7" style:family="text">
      <style:text-properties fo:color="#ffffff" style:text-position="0% 100%" style:font-name="Calibri Light" fo:font-size="48pt" fo:language="en" fo:country="US" style:font-size-asian="48pt" style:language-asian="en" style:country-asian="US" style:font-size-complex="4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3.867cm" svg:height="19.05cm" svg:x="0cm" svg:y="0cm">
          <draw:image xlink:href="Pictures/100000000000046A0000027BBCE8ABA391D2661F.jpg" xlink:type="simple" xlink:show="embed" xlink:actuate="onLoad" loext:mime-type="image/jpeg">
            <text:p/>
          </draw:image>
        </draw:frame>
        <draw:frame presentation:style-name="pr1" draw:text-style-name="P3" draw:layer="layout" svg:width="19.993cm" svg:height="6.725cm" svg:x="11.006cm" svg:y="7.094cm" presentation:class="title" presentation:user-transformed="true">
          <draw:text-box>
            <text:list text:style-name="L1">
              <text:list-header>
                <text:p text:style-name="P2"><text:span text:style-name="T1">Future Design</text:span></text:p>
              </text:list-header>
            </text:list>
          </draw:text-box>
        </draw:frame>
        <draw:frame presentation:style-name="pr2" draw:text-style-name="P3" draw:layer="layout" svg:width="19.993cm" svg:height="3.903cm" svg:x="11.006cm" svg:y="13.823cm" presentation:class="subtitle" presentation:user-transformed="true">
          <draw:text-box>
            <text:list text:style-name="L1">
              <text:list-header>
                <text:p text:style-name="P4"><text:span text:style-name="T2">Lorem ipsum dolor sit amet, consectetuer adipiscing elit</text:span></text:p>
              </text:list-header>
            </text:list>
          </draw:text-box>
        </draw:frame>
        <presentation:notes draw:style-name="dp2">
          <draw:page-thumbnail draw:layer="layout" svg:width="15.24cm" svg:height="8.573cm" svg:x="1.905cm" svg:y="3.175cm" draw:page-number="1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  <draw:custom-shape draw:style-name="gr2" draw:text-style-name="P7" draw:layer="layout" svg:width="8.255cm" svg:height="1.274cm" svg:x="10.791cm" svg:y="24.126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1" presentation:presentation-page-layout-name="AL2T11">
        <draw:frame presentation:style-name="pr4" draw:text-style-name="P3" draw:layer="layout" svg:width="17.066cm" svg:height="4.044cm" svg:x="1.905cm" svg:y="1.693cm" presentation:class="title" presentation:user-transformed="true">
          <draw:text-box>
            <text:list text:style-name="L1">
              <text:list-header>
                <text:p text:style-name="P8"><text:span text:style-name="T4">Global technology</text:span></text:p>
              </text:list-header>
            </text:list>
          </draw:text-box>
        </draw:frame>
        <draw:frame draw:style-name="gr3" draw:text-style-name="P1" draw:layer="layout" svg:width="9.172cm" svg:height="7.545cm" svg:x="24.69cm" svg:y="11.514cm">
          <draw:image xlink:href="Pictures/1000000000000501000003199D62E02F347516EB.jpg" xlink:type="simple" xlink:show="embed" xlink:actuate="onLoad" loext:mime-type="image/jpeg">
            <text:p/>
          </draw:image>
        </draw:frame>
        <draw:g>
          <draw:custom-shape draw:style-name="gr4" draw:text-style-name="P9" draw:layer="layout" svg:width="10.886cm" svg:height="9.714cm" draw:transform="skewX (1.76108005239522E-017) rotate (0.10471975511966) translate (22.916cm 10.981cm)">
            <text:p/>
            <draw:enhanced-geometry svg:viewBox="0 0 0 0" draw:text-areas="0 0 ?f52 ?f53" draw:type="" draw:enhanced-path="M 3912717 0 C 4993184 0 5971363 437946 6679426 1146008 L 6896713 1385085 6896713 1431256 6657442 1167992 C 5955006 465555 4984599 31089 3912717 31089 1768953 31089 31089 1768953 31089 3912717 31089 4649636 236442 5338592 593046 5925483 L 633874 5989169 607415 6005491 566458 5941603 C 206998 5350013 0 4655538 0 3912717 0 1751783 1751783 0 3912717 0 Z N">
              <draw:equation draw:name="f0" draw:formula="32767*10091"/>
              <draw:equation draw:name="f1" draw:formula="?f0 /32767"/>
              <draw:equation draw:name="f2" draw:formula="0*8787"/>
              <draw:equation draw:name="f3" draw:formula="?f2 /32767"/>
              <draw:equation draw:name="f4" draw:formula="32767*10091"/>
              <draw:equation draw:name="f5" draw:formula="?f4 /32767"/>
              <draw:equation draw:name="f6" draw:formula="32767*8787"/>
              <draw:equation draw:name="f7" draw:formula="?f6 /32767"/>
              <draw:equation draw:name="f8" draw:formula="32767*10091"/>
              <draw:equation draw:name="f9" draw:formula="?f8 /32767"/>
              <draw:equation draw:name="f10" draw:formula="32767*8787"/>
              <draw:equation draw:name="f11" draw:formula="?f10 /32767"/>
              <draw:equation draw:name="f12" draw:formula="32767*10091"/>
              <draw:equation draw:name="f13" draw:formula="?f12 /32767"/>
              <draw:equation draw:name="f14" draw:formula="32767*8787"/>
              <draw:equation draw:name="f15" draw:formula="?f14 /32767"/>
              <draw:equation draw:name="f16" draw:formula="32767*10091"/>
              <draw:equation draw:name="f17" draw:formula="?f16 /32767"/>
              <draw:equation draw:name="f18" draw:formula="32767*8787"/>
              <draw:equation draw:name="f19" draw:formula="?f18 /32767"/>
              <draw:equation draw:name="f20" draw:formula="32767*10091"/>
              <draw:equation draw:name="f21" draw:formula="?f20 /32767"/>
              <draw:equation draw:name="f22" draw:formula="31089*8787"/>
              <draw:equation draw:name="f23" draw:formula="?f22 /32767"/>
              <draw:equation draw:name="f24" draw:formula="31089*10091"/>
              <draw:equation draw:name="f25" draw:formula="?f24 /32767"/>
              <draw:equation draw:name="f26" draw:formula="32767*8787"/>
              <draw:equation draw:name="f27" draw:formula="?f26 /32767"/>
              <draw:equation draw:name="f28" draw:formula="32767*10091"/>
              <draw:equation draw:name="f29" draw:formula="?f28 /32767"/>
              <draw:equation draw:name="f30" draw:formula="32767*8787"/>
              <draw:equation draw:name="f31" draw:formula="?f30 /32767"/>
              <draw:equation draw:name="f32" draw:formula="32767*10091"/>
              <draw:equation draw:name="f33" draw:formula="?f32 /32767"/>
              <draw:equation draw:name="f34" draw:formula="32767*8787"/>
              <draw:equation draw:name="f35" draw:formula="?f34 /32767"/>
              <draw:equation draw:name="f36" draw:formula="32767*10091"/>
              <draw:equation draw:name="f37" draw:formula="?f36 /32767"/>
              <draw:equation draw:name="f38" draw:formula="32767*8787"/>
              <draw:equation draw:name="f39" draw:formula="?f38 /32767"/>
              <draw:equation draw:name="f40" draw:formula="32767*10091"/>
              <draw:equation draw:name="f41" draw:formula="?f40 /32767"/>
              <draw:equation draw:name="f42" draw:formula="32767*8787"/>
              <draw:equation draw:name="f43" draw:formula="?f42 /32767"/>
              <draw:equation draw:name="f44" draw:formula="0*10091"/>
              <draw:equation draw:name="f45" draw:formula="?f44 /32767"/>
              <draw:equation draw:name="f46" draw:formula="32767*8787"/>
              <draw:equation draw:name="f47" draw:formula="?f46 /32767"/>
              <draw:equation draw:name="f48" draw:formula="32767*10091"/>
              <draw:equation draw:name="f49" draw:formula="?f48 /32767"/>
              <draw:equation draw:name="f50" draw:formula="0*8787"/>
              <draw:equation draw:name="f51" draw:formula="?f50 /32767"/>
              <draw:equation draw:name="f52" draw:formula="10091"/>
              <draw:equation draw:name="f53" draw:formula="8787"/>
            </draw:enhanced-geometry>
          </draw:custom-shape>
          <draw:g>
            <draw:line draw:style-name="gr5" draw:text-style-name="P1" draw:layer="layout" svg:x1="29.265cm" svg:y1="10.691cm" svg:x2="29.284cm" svg:y2="10.978cm">
              <text:p/>
            </draw:line>
            <draw:line draw:style-name="gr5" draw:text-style-name="P1" draw:layer="layout" svg:x1="29.494cm" svg:y1="10.677cm" svg:x2="29.503cm" svg:y2="10.968cm">
              <text:p/>
            </draw:line>
            <draw:line draw:style-name="gr5" draw:text-style-name="P1" draw:layer="layout" svg:x1="29.727cm" svg:y1="10.672cm" svg:x2="29.727cm" svg:y2="10.965cm">
              <text:p/>
            </draw:line>
            <draw:line draw:style-name="gr5" draw:text-style-name="P1" draw:layer="layout" svg:x1="29.95cm" svg:y1="10.681cm" svg:x2="29.936cm" svg:y2="10.972cm">
              <text:p/>
            </draw:line>
            <draw:line draw:style-name="gr5" draw:text-style-name="P1" draw:layer="layout" svg:x1="30.174cm" svg:y1="10.696cm" svg:x2="30.146cm" svg:y2="10.989cm">
              <text:p/>
            </draw:line>
            <draw:line draw:style-name="gr5" draw:text-style-name="P1" draw:layer="layout" svg:x1="30.405cm" svg:y1="10.72cm" svg:x2="30.368cm" svg:y2="11.007cm">
              <text:p/>
            </draw:line>
            <draw:line draw:style-name="gr5" draw:text-style-name="P1" draw:layer="layout" svg:x1="30.63cm" svg:y1="10.744cm" svg:x2="30.583cm" svg:y2="11.031cm">
              <text:p/>
            </draw:line>
            <draw:line draw:style-name="gr5" draw:text-style-name="P1" draw:layer="layout" svg:x1="30.853cm" svg:y1="10.779cm" svg:x2="30.796cm" svg:y2="11.066cm">
              <text:p/>
            </draw:line>
            <draw:line draw:style-name="gr5" draw:text-style-name="P1" draw:layer="layout" svg:x1="31.077cm" svg:y1="10.827cm" svg:x2="31.006cm" svg:y2="11.11cm">
              <text:p/>
            </draw:line>
            <draw:line draw:style-name="gr5" draw:text-style-name="P1" draw:layer="layout" svg:x1="31.296cm" svg:y1="10.886cm" svg:x2="31.216cm" svg:y2="11.169cm">
              <text:p/>
            </draw:line>
            <draw:line draw:style-name="gr5" draw:text-style-name="P1" draw:layer="layout" svg:x1="31.52cm" svg:y1="10.949cm" svg:x2="31.43cm" svg:y2="11.227cm">
              <text:p/>
            </draw:line>
            <draw:line draw:style-name="gr5" draw:text-style-name="P1" draw:layer="layout" svg:x1="31.728cm" svg:y1="11.042cm" svg:x2="31.629cm" svg:y2="11.315cm">
              <text:p/>
            </draw:line>
            <draw:line draw:style-name="gr5" draw:text-style-name="P1" draw:layer="layout" svg:x1="31.948cm" svg:y1="11.13cm" svg:x2="31.834cm" svg:y2="11.397cm">
              <text:p/>
            </draw:line>
            <draw:line draw:style-name="gr5" draw:text-style-name="P1" draw:layer="layout" svg:x1="32.153cm" svg:y1="11.218cm" svg:x2="32.029cm" svg:y2="11.481cm">
              <text:p/>
            </draw:line>
            <draw:line draw:style-name="gr5" draw:text-style-name="P1" draw:layer="layout" svg:x1="32.351cm" svg:y1="11.321cm" svg:x2="32.218cm" svg:y2="11.578cm">
              <text:p/>
            </draw:line>
            <draw:line draw:style-name="gr5" draw:text-style-name="P1" draw:layer="layout" svg:x1="32.557cm" svg:y1="11.422cm" svg:x2="32.414cm" svg:y2="11.675cm">
              <text:p/>
            </draw:line>
            <draw:line draw:style-name="gr5" draw:text-style-name="P1" draw:layer="layout" svg:x1="32.762cm" svg:y1="11.535cm" svg:x2="32.606cm" svg:y2="11.783cm">
              <text:p/>
            </draw:line>
            <draw:line draw:style-name="gr5" draw:text-style-name="P1" draw:layer="layout" svg:x1="32.948cm" svg:y1="11.657cm" svg:x2="32.782cm" svg:y2="11.9cm">
              <text:p/>
            </draw:line>
            <draw:line draw:style-name="gr5" draw:text-style-name="P1" draw:layer="layout" svg:x1="33.137cm" svg:y1="11.788cm" svg:x2="32.966cm" svg:y2="12.022cm">
              <text:p/>
            </draw:line>
            <draw:line draw:style-name="gr5" draw:text-style-name="P1" draw:layer="layout" svg:x1="33.319cm" svg:y1="11.934cm" svg:x2="33.139cm" svg:y2="12.162cm">
              <text:p/>
            </draw:line>
            <draw:line draw:style-name="gr5" draw:text-style-name="P1" draw:layer="layout" svg:x1="33.499cm" svg:y1="12.081cm" svg:x2="33.309cm" svg:y2="12.299cm">
              <text:p/>
            </draw:line>
            <draw:line draw:style-name="gr5" draw:text-style-name="P1" draw:layer="layout" svg:x1="33.661cm" svg:y1="12.232cm" svg:x2="33.461cm" svg:y2="12.446cm">
              <text:p/>
            </draw:line>
            <draw:line draw:style-name="gr5" draw:text-style-name="P1" draw:layer="layout" svg:x1="33.823cm" svg:y1="12.398cm" svg:x2="33.614cm" svg:y2="12.602cm">
              <text:p/>
            </draw:line>
            <draw:line draw:style-name="gr5" draw:text-style-name="P1" draw:layer="layout" svg:x1="33.989cm" svg:y1="12.559cm" svg:x2="33.775cm" svg:y2="12.758cm">
              <text:p/>
            </draw:line>
            <draw:line draw:style-name="gr5" draw:text-style-name="P1" draw:layer="layout" svg:x1="34.097cm" svg:y1="12.774cm" svg:x2="33.922cm" svg:y2="12.919cm">
              <text:p/>
            </draw:line>
            <draw:line draw:style-name="gr5" draw:text-style-name="P1" draw:layer="layout" svg:x1="34.117cm" svg:y1="13.056cm" svg:x2="34.056cm" svg:y2="13.09cm">
              <text:p/>
            </draw:line>
            <draw:line draw:style-name="gr5" draw:text-style-name="P1" draw:layer="layout" svg:x1="29.042cm" svg:y1="10.716cm" svg:x2="29.075cm" svg:y2="11.003cm">
              <text:p/>
            </draw:line>
            <draw:line draw:style-name="gr5" draw:text-style-name="P1" draw:layer="layout" svg:x1="28.813cm" svg:y1="10.74cm" svg:x2="28.856cm" svg:y2="11.027cm">
              <text:p/>
            </draw:line>
            <draw:line draw:style-name="gr5" draw:text-style-name="P1" draw:layer="layout" svg:x1="28.59cm" svg:y1="10.789cm" svg:x2="28.641cm" svg:y2="11.072cm">
              <text:p/>
            </draw:line>
            <draw:line draw:style-name="gr5" draw:text-style-name="P1" draw:layer="layout" svg:x1="28.371cm" svg:y1="10.837cm" svg:x2="28.432cm" svg:y2="11.12cm">
              <text:p/>
            </draw:line>
            <draw:line draw:style-name="gr5" draw:text-style-name="P1" draw:layer="layout" svg:x1="28.147cm" svg:y1="10.896cm" svg:x2="28.222cm" svg:y2="11.173cm">
              <text:p/>
            </draw:line>
            <draw:line draw:style-name="gr5" draw:text-style-name="P1" draw:layer="layout" svg:x1="27.928cm" svg:y1="10.955cm" svg:x2="28.013cm" svg:y2="11.232cm">
              <text:p/>
            </draw:line>
            <draw:line draw:style-name="gr5" draw:text-style-name="P1" draw:layer="layout" svg:x1="27.719cm" svg:y1="11.032cm" svg:x2="27.813cm" svg:y2="11.305cm">
              <text:p/>
            </draw:line>
            <draw:line draw:style-name="gr5" draw:text-style-name="P1" draw:layer="layout" svg:x1="27.51cm" svg:y1="11.115cm" svg:x2="27.614cm" svg:y2="11.383cm">
              <text:p/>
            </draw:line>
            <draw:line draw:style-name="gr5" draw:text-style-name="P1" draw:layer="layout" svg:x1="27.3cm" svg:y1="11.218cm" svg:x2="27.418cm" svg:y2="11.481cm">
              <text:p/>
            </draw:line>
            <draw:line draw:style-name="gr5" draw:text-style-name="P1" draw:layer="layout" svg:x1="27.091cm" svg:y1="11.321cm" svg:x2="27.219cm" svg:y2="11.578cm">
              <text:p/>
            </draw:line>
            <draw:line draw:style-name="gr5" draw:text-style-name="P1" draw:layer="layout" svg:x1="26.886cm" svg:y1="11.422cm" svg:x2="27.024cm" svg:y2="11.675cm">
              <text:p/>
            </draw:line>
            <draw:line draw:style-name="gr5" draw:text-style-name="P1" draw:layer="layout" svg:x1="26.696cm" svg:y1="11.54cm" svg:x2="26.843cm" svg:y2="11.788cm">
              <text:p/>
            </draw:line>
            <draw:line draw:style-name="gr5" draw:text-style-name="P1" draw:layer="layout" svg:x1="26.501cm" svg:y1="11.667cm" svg:x2="26.658cm" svg:y2="11.905cm">
              <text:p/>
            </draw:line>
            <draw:line draw:style-name="gr5" draw:text-style-name="P1" draw:layer="layout" svg:x1="26.315cm" svg:y1="11.798cm" svg:x2="26.481cm" svg:y2="12.031cm">
              <text:p/>
            </draw:line>
            <draw:line draw:style-name="gr5" draw:text-style-name="P1" draw:layer="layout" svg:x1="26.134cm" svg:y1="11.934cm" svg:x2="26.31cm" svg:y2="12.162cm">
              <text:p/>
            </draw:line>
            <draw:line draw:style-name="gr5" draw:text-style-name="P1" draw:layer="layout" svg:x1="25.958cm" svg:y1="12.09cm" svg:x2="26.139cm" svg:y2="12.31cm">
              <text:p/>
            </draw:line>
            <draw:line draw:style-name="gr5" draw:text-style-name="P1" draw:layer="layout" svg:x1="25.792cm" svg:y1="12.252cm" svg:x2="25.987cm" svg:y2="12.46cm">
              <text:p/>
            </draw:line>
            <draw:line draw:style-name="gr5" draw:text-style-name="P1" draw:layer="layout" svg:x1="25.63cm" svg:y1="12.403cm" svg:x2="25.829cm" svg:y2="12.607cm">
              <text:p/>
            </draw:line>
            <draw:line draw:style-name="gr5" draw:text-style-name="P1" draw:layer="layout" svg:x1="25.464cm" svg:y1="12.573cm" svg:x2="25.673cm" svg:y2="12.767cm">
              <text:p/>
            </draw:line>
            <draw:line draw:style-name="gr5" draw:text-style-name="P1" draw:layer="layout" svg:x1="25.32cm" svg:y1="12.749cm" svg:x2="25.534cm" svg:y2="12.933cm">
              <text:p/>
            </draw:line>
            <draw:line draw:style-name="gr5" draw:text-style-name="P1" draw:layer="layout" svg:x1="25.168cm" svg:y1="12.93cm" svg:x2="25.392cm" svg:y2="13.105cm">
              <text:p/>
            </draw:line>
            <draw:line draw:style-name="gr5" draw:text-style-name="P1" draw:layer="layout" svg:x1="25.026cm" svg:y1="13.105cm" svg:x2="25.254cm" svg:y2="13.269cm">
              <text:p/>
            </draw:line>
            <draw:line draw:style-name="gr5" draw:text-style-name="P1" draw:layer="layout" svg:x1="24.897cm" svg:y1="13.31cm" svg:x2="25.134cm" svg:y2="13.47cm">
              <text:p/>
            </draw:line>
            <draw:line draw:style-name="gr5" draw:text-style-name="P1" draw:layer="layout" svg:x1="24.773cm" svg:y1="13.5cm" svg:x2="25.015cm" svg:y2="13.65cm">
              <text:p/>
            </draw:line>
            <draw:line draw:style-name="gr5" draw:text-style-name="P1" draw:layer="layout" svg:x1="24.659cm" svg:y1="13.695cm" svg:x2="24.911cm" svg:y2="13.832cm">
              <text:p/>
            </draw:line>
            <draw:line draw:style-name="gr5" draw:text-style-name="P1" draw:layer="layout" svg:x1="24.554cm" svg:y1="13.905cm" svg:x2="24.806cm" svg:y2="14.031cm">
              <text:p/>
            </draw:line>
            <draw:line draw:style-name="gr5" draw:text-style-name="P1" draw:layer="layout" svg:x1="24.45cm" svg:y1="14.114cm" svg:x2="24.707cm" svg:y2="14.231cm">
              <text:p/>
            </draw:line>
            <draw:line draw:style-name="gr5" draw:text-style-name="P1" draw:layer="layout" svg:x1="24.364cm" svg:y1="14.328cm" svg:x2="24.626cm" svg:y2="14.435cm">
              <text:p/>
            </draw:line>
            <draw:line draw:style-name="gr5" draw:text-style-name="P1" draw:layer="layout" svg:x1="24.283cm" svg:y1="14.543cm" svg:x2="24.549cm" svg:y2="14.635cm">
              <text:p/>
            </draw:line>
            <draw:line draw:style-name="gr5" draw:text-style-name="P1" draw:layer="layout" svg:x1="24.193cm" svg:y1="14.763cm" svg:x2="24.464cm" svg:y2="14.845cm">
              <text:p/>
            </draw:line>
            <draw:line draw:style-name="gr5" draw:text-style-name="P1" draw:layer="layout" svg:x1="24.131cm" svg:y1="14.982cm" svg:x2="24.407cm" svg:y2="15.054cm">
              <text:p/>
            </draw:line>
            <draw:line draw:style-name="gr5" draw:text-style-name="P1" draw:layer="layout" svg:x1="24.07cm" svg:y1="15.212cm" svg:x2="24.345cm" svg:y2="15.275cm">
              <text:p/>
            </draw:line>
            <draw:line draw:style-name="gr5" draw:text-style-name="P1" draw:layer="layout" svg:x1="24.031cm" svg:y1="15.435cm" svg:x2="24.312cm" svg:y2="15.483cm">
              <text:p/>
            </draw:line>
            <draw:line draw:style-name="gr5" draw:text-style-name="P1" draw:layer="layout" svg:x1="23.993cm" svg:y1="15.665cm" svg:x2="24.273cm" svg:y2="15.703cm">
              <text:p/>
            </draw:line>
            <draw:line draw:style-name="gr5" draw:text-style-name="P1" draw:layer="layout" svg:x1="23.955cm" svg:y1="15.899cm" svg:x2="24.235cm" svg:y2="15.928cm">
              <text:p/>
            </draw:line>
            <draw:line draw:style-name="gr5" draw:text-style-name="P1" draw:layer="layout" svg:x1="23.922cm" svg:y1="16.129cm" svg:x2="24.207cm" svg:y2="16.147cm">
              <text:p/>
            </draw:line>
            <draw:line draw:style-name="gr5" draw:text-style-name="P1" draw:layer="layout" svg:x1="23.912cm" svg:y1="16.362cm" svg:x2="24.197cm" svg:y2="16.367cm">
              <text:p/>
            </draw:line>
            <draw:line draw:style-name="gr5" draw:text-style-name="P1" draw:layer="layout" svg:x1="23.903cm" svg:y1="16.596cm" svg:x2="24.188cm" svg:y2="16.596cm">
              <text:p/>
            </draw:line>
            <draw:line draw:style-name="gr5" draw:text-style-name="P1" draw:layer="layout" svg:x1="23.908cm" svg:y1="16.824cm" svg:x2="24.192cm" svg:y2="16.806cm">
              <text:p/>
            </draw:line>
            <draw:line draw:style-name="gr5" draw:text-style-name="P1" draw:layer="layout" svg:x1="23.922cm" svg:y1="17.058cm" svg:x2="24.207cm" svg:y2="17.029cm">
              <text:p/>
            </draw:line>
            <draw:line draw:style-name="gr5" draw:text-style-name="P1" draw:layer="layout" svg:x1="23.941cm" svg:y1="17.292cm" svg:x2="24.221cm" svg:y2="17.249cm">
              <text:p/>
            </draw:line>
            <draw:line draw:style-name="gr5" draw:text-style-name="P1" draw:layer="layout" svg:x1="23.96cm" svg:y1="17.526cm" svg:x2="24.24cm" svg:y2="17.473cm">
              <text:p/>
            </draw:line>
            <draw:line draw:style-name="gr5" draw:text-style-name="P1" draw:layer="layout" svg:x1="24.013cm" svg:y1="17.751cm" svg:x2="24.288cm" svg:y2="17.688cm">
              <text:p/>
            </draw:line>
            <draw:line draw:style-name="gr5" draw:text-style-name="P1" draw:layer="layout" svg:x1="24.06cm" svg:y1="17.975cm" svg:x2="24.336cm" svg:y2="17.903cm">
              <text:p/>
            </draw:line>
            <draw:line draw:style-name="gr5" draw:text-style-name="P1" draw:layer="layout" svg:x1="24.103cm" svg:y1="18.214cm" svg:x2="24.373cm" svg:y2="18.127cm">
              <text:p/>
            </draw:line>
            <draw:line draw:style-name="gr5" draw:text-style-name="P1" draw:layer="layout" svg:x1="24.174cm" svg:y1="18.428cm" svg:x2="24.444cm" svg:y2="18.331cm">
              <text:p/>
            </draw:line>
            <draw:line draw:style-name="gr5" draw:text-style-name="P1" draw:layer="layout" svg:x1="24.24cm" svg:y1="18.653cm" svg:x2="24.506cm" svg:y2="18.546cm">
              <text:p/>
            </draw:line>
            <draw:line draw:style-name="gr5" draw:text-style-name="P1" draw:layer="layout" svg:x1="24.317cm" svg:y1="18.877cm" svg:x2="24.578cm" svg:y2="18.76cm">
              <text:p/>
            </draw:line>
            <draw:line draw:style-name="gr5" draw:text-style-name="P1" draw:layer="layout" svg:x1="24.412cm" svg:y1="19.082cm" svg:x2="24.668cm" svg:y2="18.951cm">
              <text:p/>
            </draw:line>
            <draw:line draw:style-name="gr5" draw:text-style-name="P1" draw:layer="layout" svg:x1="24.522cm" svg:y1="19.296cm" svg:x2="24.773cm" svg:y2="19.155cm">
              <text:p/>
            </draw:line>
            <draw:line draw:style-name="gr5" draw:text-style-name="P1" draw:layer="layout" svg:x1="24.627cm" svg:y1="19.501cm" svg:x2="24.874cm" svg:y2="19.35cm">
              <text:p/>
            </draw:line>
            <draw:line draw:style-name="gr5" draw:text-style-name="P1" draw:layer="layout" svg:x1="24.735cm" svg:y1="19.711cm" svg:x2="24.977cm" svg:y2="19.55cm">
              <text:p/>
            </draw:line>
          </draw:g>
        </draw:g>
        <draw:g>
          <draw:custom-shape draw:style-name="gr6" draw:text-style-name="P10" draw:layer="layout" svg:width="16.006cm" svg:height="14.49cm" draw:transform="skewX (-3.21204643976292E-017) rotate (1.8151424220741) translate (22.176cm 13.742cm)">
            <text:p/>
            <draw:enhanced-geometry svg:viewBox="0 0 0 0" draw:text-areas="0 0 ?f52 ?f53" draw:type="" draw:enhanced-path="M 3912717 0 C 4993184 0 5971363 437946 6679426 1146008 L 6896713 1385085 6896713 1431256 6657442 1167992 C 5955006 465555 4984599 31089 3912717 31089 1768953 31089 31089 1768953 31089 3912717 31089 4649636 236442 5338592 593046 5925483 L 633874 5989169 607415 6005491 566458 5941603 C 206998 5350013 0 4655538 0 3912717 0 1751783 1751783 0 3912717 0 Z N">
              <draw:equation draw:name="f0" draw:formula="32767*13626"/>
              <draw:equation draw:name="f1" draw:formula="?f0 /32767"/>
              <draw:equation draw:name="f2" draw:formula="0*11865"/>
              <draw:equation draw:name="f3" draw:formula="?f2 /32767"/>
              <draw:equation draw:name="f4" draw:formula="32767*13626"/>
              <draw:equation draw:name="f5" draw:formula="?f4 /32767"/>
              <draw:equation draw:name="f6" draw:formula="32767*11865"/>
              <draw:equation draw:name="f7" draw:formula="?f6 /32767"/>
              <draw:equation draw:name="f8" draw:formula="32767*13626"/>
              <draw:equation draw:name="f9" draw:formula="?f8 /32767"/>
              <draw:equation draw:name="f10" draw:formula="32767*11865"/>
              <draw:equation draw:name="f11" draw:formula="?f10 /32767"/>
              <draw:equation draw:name="f12" draw:formula="32767*13626"/>
              <draw:equation draw:name="f13" draw:formula="?f12 /32767"/>
              <draw:equation draw:name="f14" draw:formula="32767*11865"/>
              <draw:equation draw:name="f15" draw:formula="?f14 /32767"/>
              <draw:equation draw:name="f16" draw:formula="32767*13626"/>
              <draw:equation draw:name="f17" draw:formula="?f16 /32767"/>
              <draw:equation draw:name="f18" draw:formula="32767*11865"/>
              <draw:equation draw:name="f19" draw:formula="?f18 /32767"/>
              <draw:equation draw:name="f20" draw:formula="32767*13626"/>
              <draw:equation draw:name="f21" draw:formula="?f20 /32767"/>
              <draw:equation draw:name="f22" draw:formula="31089*11865"/>
              <draw:equation draw:name="f23" draw:formula="?f22 /32767"/>
              <draw:equation draw:name="f24" draw:formula="31089*13626"/>
              <draw:equation draw:name="f25" draw:formula="?f24 /32767"/>
              <draw:equation draw:name="f26" draw:formula="32767*11865"/>
              <draw:equation draw:name="f27" draw:formula="?f26 /32767"/>
              <draw:equation draw:name="f28" draw:formula="32767*13626"/>
              <draw:equation draw:name="f29" draw:formula="?f28 /32767"/>
              <draw:equation draw:name="f30" draw:formula="32767*11865"/>
              <draw:equation draw:name="f31" draw:formula="?f30 /32767"/>
              <draw:equation draw:name="f32" draw:formula="32767*13626"/>
              <draw:equation draw:name="f33" draw:formula="?f32 /32767"/>
              <draw:equation draw:name="f34" draw:formula="32767*11865"/>
              <draw:equation draw:name="f35" draw:formula="?f34 /32767"/>
              <draw:equation draw:name="f36" draw:formula="32767*13626"/>
              <draw:equation draw:name="f37" draw:formula="?f36 /32767"/>
              <draw:equation draw:name="f38" draw:formula="32767*11865"/>
              <draw:equation draw:name="f39" draw:formula="?f38 /32767"/>
              <draw:equation draw:name="f40" draw:formula="32767*13626"/>
              <draw:equation draw:name="f41" draw:formula="?f40 /32767"/>
              <draw:equation draw:name="f42" draw:formula="32767*11865"/>
              <draw:equation draw:name="f43" draw:formula="?f42 /32767"/>
              <draw:equation draw:name="f44" draw:formula="0*13626"/>
              <draw:equation draw:name="f45" draw:formula="?f44 /32767"/>
              <draw:equation draw:name="f46" draw:formula="32767*11865"/>
              <draw:equation draw:name="f47" draw:formula="?f46 /32767"/>
              <draw:equation draw:name="f48" draw:formula="32767*13626"/>
              <draw:equation draw:name="f49" draw:formula="?f48 /32767"/>
              <draw:equation draw:name="f50" draw:formula="0*11865"/>
              <draw:equation draw:name="f51" draw:formula="?f50 /32767"/>
              <draw:equation draw:name="f52" draw:formula="13626"/>
              <draw:equation draw:name="f53" draw:formula="11865"/>
            </draw:enhanced-geometry>
          </draw:custom-shape>
          <draw:g>
            <draw:line draw:style-name="gr5" draw:text-style-name="P1" draw:layer="layout" svg:x1="20.445cm" svg:y1="4.502cm" svg:x2="20.87cm" svg:y2="4.408cm">
              <text:p/>
            </draw:line>
            <draw:line draw:style-name="gr5" draw:text-style-name="P1" draw:layer="layout" svg:x1="20.38cm" svg:y1="4.169cm" svg:x2="20.811cm" svg:y2="4.087cm">
              <text:p/>
            </draw:line>
            <draw:line draw:style-name="gr5" draw:text-style-name="P1" draw:layer="layout" svg:x1="20.32cm" svg:y1="3.837cm" svg:x2="20.751cm" svg:y2="3.771cm">
              <text:p/>
            </draw:line>
            <draw:line draw:style-name="gr5" draw:text-style-name="P1" draw:layer="layout" svg:x1="20.293cm" svg:y1="3.505cm" svg:x2="20.724cm" svg:y2="3.454cm">
              <text:p/>
            </draw:line>
            <draw:line draw:style-name="gr5" draw:text-style-name="P1" draw:layer="layout" svg:x1="20.261cm" svg:y1="3.179cm" svg:x2="20.697cm" svg:y2="3.149cm">
              <text:p/>
            </draw:line>
            <draw:line draw:style-name="gr5" draw:text-style-name="P1" draw:layer="layout" svg:x1="20.25cm" svg:y1="2.837cm" svg:x2="20.686cm" svg:y2="2.822cm">
              <text:p/>
            </draw:line>
            <draw:line draw:style-name="gr5" draw:text-style-name="P1" draw:layer="layout" svg:x1="20.24cm" svg:y1="2.501cm" svg:x2="20.676cm" svg:y2="2.501cm">
              <text:p/>
            </draw:line>
            <draw:line draw:style-name="gr5" draw:text-style-name="P1" draw:layer="layout" svg:x1="20.24cm" svg:y1="2.169cm" svg:x2="20.676cm" svg:y2="2.184cm">
              <text:p/>
            </draw:line>
            <draw:line draw:style-name="gr5" draw:text-style-name="P1" draw:layer="layout" svg:x1="20.272cm" svg:y1="1.833cm" svg:x2="20.708cm" svg:y2="1.869cm">
              <text:p/>
            </draw:line>
            <draw:line draw:style-name="gr5" draw:text-style-name="P1" draw:layer="layout" svg:x1="20.31cm" svg:y1="1.501cm" svg:x2="20.739cm" svg:y2="1.553cm">
              <text:p/>
            </draw:line>
            <draw:line draw:style-name="gr5" draw:text-style-name="P1" draw:layer="layout" svg:x1="20.353cm" svg:y1="1.169cm" svg:x2="20.784cm" svg:y2="1.237cm">
              <text:p/>
            </draw:line>
            <draw:line draw:style-name="gr5" draw:text-style-name="P1" draw:layer="layout" svg:x1="20.45cm" svg:y1="0.849cm" svg:x2="20.876cm" svg:y2="0.931cm">
              <text:p/>
            </draw:line>
            <draw:line draw:style-name="gr5" draw:text-style-name="P1" draw:layer="layout" svg:x1="20.53cm" svg:y1="0.511cm" svg:x2="20.95cm" svg:y2="0.614cm">
              <text:p/>
            </draw:line>
            <draw:line draw:style-name="gr5" draw:text-style-name="P1" draw:layer="layout" svg:x1="20.617cm" svg:y1="0.195cm" svg:x2="21.032cm" svg:y2="0.308cm">
              <text:p/>
            </draw:line>
            <draw:line draw:style-name="gr5" draw:text-style-name="P1" draw:layer="layout" svg:x1="20.731cm" svg:y1="-0.12cm" svg:x2="21.145cm" svg:y2="0.009cm">
              <text:p/>
            </draw:line>
            <draw:line draw:style-name="gr5" draw:text-style-name="P1" draw:layer="layout" svg:x1="20.838cm" svg:y1="-0.436cm" svg:x2="21.247cm" svg:y2="-0.291cm">
              <text:p/>
            </draw:line>
            <draw:line draw:style-name="gr5" draw:text-style-name="P1" draw:layer="layout" svg:x1="20.961cm" svg:y1="-0.752cm" svg:x2="21.36cm" svg:y2="-0.592cm">
              <text:p/>
            </draw:line>
            <draw:line draw:style-name="gr5" draw:text-style-name="P1" draw:layer="layout" svg:x1="21.102cm" svg:y1="-1.047cm" svg:x2="21.495cm" svg:y2="-0.871cm">
              <text:p/>
            </draw:line>
            <draw:line draw:style-name="gr5" draw:text-style-name="P1" draw:layer="layout" svg:x1="21.258cm" svg:y1="-1.348cm" svg:x2="21.645cm" svg:y2="-1.157cm">
              <text:p/>
            </draw:line>
            <draw:line draw:style-name="gr5" draw:text-style-name="P1" draw:layer="layout" svg:x1="21.435cm" svg:y1="-1.638cm" svg:x2="21.812cm" svg:y2="-1.431cm">
              <text:p/>
            </draw:line>
            <draw:line draw:style-name="gr5" draw:text-style-name="P1" draw:layer="layout" svg:x1="21.608cm" svg:y1="-1.933cm" svg:x2="21.974cm" svg:y2="-1.711cm">
              <text:p/>
            </draw:line>
            <draw:line draw:style-name="gr5" draw:text-style-name="P1" draw:layer="layout" svg:x1="21.797cm" svg:y1="-2.203cm" svg:x2="22.157cm" svg:y2="-1.97cm">
              <text:p/>
            </draw:line>
            <draw:line draw:style-name="gr5" draw:text-style-name="P1" draw:layer="layout" svg:x1="22.012cm" svg:y1="-2.466cm" svg:x2="22.362cm" svg:y2="-2.219cm">
              <text:p/>
            </draw:line>
            <draw:line draw:style-name="gr5" draw:text-style-name="P1" draw:layer="layout" svg:x1="22.217cm" svg:y1="-2.741cm" svg:x2="22.555cm" svg:y2="-2.483cm">
              <text:p/>
            </draw:line>
            <draw:line draw:style-name="gr5" draw:text-style-name="P1" draw:layer="layout" svg:x1="22.513cm" svg:y1="-2.943cm" svg:x2="22.765cm" svg:y2="-2.726cm">
              <text:p/>
            </draw:line>
            <draw:line draw:style-name="gr5" draw:text-style-name="P1" draw:layer="layout" svg:x1="22.917cm" svg:y1="-3.032cm" svg:x2="22.986cm" svg:y2="-2.96cm">
              <text:p/>
            </draw:line>
            <draw:line draw:style-name="gr5" draw:text-style-name="P1" draw:layer="layout" svg:x1="20.536cm" svg:y1="4.826cm" svg:x2="20.956cm" svg:y2="4.708cm">
              <text:p/>
            </draw:line>
            <draw:line draw:style-name="gr5" draw:text-style-name="P1" draw:layer="layout" svg:x1="20.622cm" svg:y1="5.148cm" svg:x2="21.037cm" svg:y2="5.019cm">
              <text:p/>
            </draw:line>
            <draw:line draw:style-name="gr5" draw:text-style-name="P1" draw:layer="layout" svg:x1="20.735cm" svg:y1="5.469cm" svg:x2="21.144cm" svg:y2="5.325cm">
              <text:p/>
            </draw:line>
            <draw:line draw:style-name="gr5" draw:text-style-name="P1" draw:layer="layout" svg:x1="20.854cm" svg:y1="5.78cm" svg:x2="21.258cm" svg:y2="5.62cm">
              <text:p/>
            </draw:line>
            <draw:line draw:style-name="gr5" draw:text-style-name="P1" draw:layer="layout" svg:x1="20.983cm" svg:y1="6.091cm" svg:x2="21.381cm" svg:y2="5.911cm">
              <text:p/>
            </draw:line>
            <draw:line draw:style-name="gr5" draw:text-style-name="P1" draw:layer="layout" svg:x1="21.118cm" svg:y1="6.401cm" svg:x2="21.506cm" svg:y2="6.21cm">
              <text:p/>
            </draw:line>
            <draw:line draw:style-name="gr5" draw:text-style-name="P1" draw:layer="layout" svg:x1="21.285cm" svg:y1="6.692cm" svg:x2="21.667cm" svg:y2="6.486cm">
              <text:p/>
            </draw:line>
            <draw:line draw:style-name="gr5" draw:text-style-name="P1" draw:layer="layout" svg:x1="21.446cm" svg:y1="6.982cm" svg:x2="21.823cm" svg:y2="6.765cm">
              <text:p/>
            </draw:line>
            <draw:line draw:style-name="gr5" draw:text-style-name="P1" draw:layer="layout" svg:x1="21.645cm" svg:y1="7.262cm" svg:x2="22.006cm" svg:y2="7.024cm">
              <text:p/>
            </draw:line>
            <draw:line draw:style-name="gr5" draw:text-style-name="P1" draw:layer="layout" svg:x1="21.84cm" svg:y1="7.542cm" svg:x2="22.195cm" svg:y2="7.293cm">
              <text:p/>
            </draw:line>
            <draw:line draw:style-name="gr5" draw:text-style-name="P1" draw:layer="layout" svg:x1="22.034cm" svg:y1="7.822cm" svg:x2="22.378cm" svg:y2="7.558cm">
              <text:p/>
            </draw:line>
            <draw:line draw:style-name="gr5" draw:text-style-name="P1" draw:layer="layout" svg:x1="22.249cm" svg:y1="8.081cm" svg:x2="22.583cm" svg:y2="7.807cm">
              <text:p/>
            </draw:line>
            <draw:line draw:style-name="gr5" draw:text-style-name="P1" draw:layer="layout" svg:x1="22.47cm" svg:y1="8.336cm" svg:x2="22.792cm" svg:y2="8.046cm">
              <text:p/>
            </draw:line>
            <draw:line draw:style-name="gr5" draw:text-style-name="P1" draw:layer="layout" svg:x1="22.707cm" svg:y1="8.584cm" svg:x2="23.019cm" svg:y2="8.284cm">
              <text:p/>
            </draw:line>
            <draw:line draw:style-name="gr5" draw:text-style-name="P1" draw:layer="layout" svg:x1="22.949cm" svg:y1="8.816cm" svg:x2="23.245cm" svg:y2="8.505cm">
              <text:p/>
            </draw:line>
            <draw:line draw:style-name="gr5" draw:text-style-name="P1" draw:layer="layout" svg:x1="23.219cm" svg:y1="9.045cm" svg:x2="23.504cm" svg:y2="8.725cm">
              <text:p/>
            </draw:line>
            <draw:line draw:style-name="gr5" draw:text-style-name="P1" draw:layer="layout" svg:x1="23.483cm" svg:y1="9.252cm" svg:x2="23.751cm" svg:y2="8.916cm">
              <text:p/>
            </draw:line>
            <draw:line draw:style-name="gr5" draw:text-style-name="P1" draw:layer="layout" svg:x1="23.747cm" svg:y1="9.464cm" svg:x2="24.005cm" svg:y2="9.118cm">
              <text:p/>
            </draw:line>
            <draw:line draw:style-name="gr5" draw:text-style-name="P1" draw:layer="layout" svg:x1="24.037cm" svg:y1="9.673cm" svg:x2="24.28cm" svg:y2="9.315cm">
              <text:p/>
            </draw:line>
            <draw:line draw:style-name="gr5" draw:text-style-name="P1" draw:layer="layout" svg:x1="24.323cm" svg:y1="9.842cm" svg:x2="24.553cm" svg:y2="9.479cm">
              <text:p/>
            </draw:line>
            <draw:line draw:style-name="gr5" draw:text-style-name="P1" draw:layer="layout" svg:x1="24.619cm" svg:y1="10.028cm" svg:x2="24.829cm" svg:y2="9.655cm">
              <text:p/>
            </draw:line>
            <draw:line draw:style-name="gr5" draw:text-style-name="P1" draw:layer="layout" svg:x1="24.911cm" svg:y1="10.199cm" svg:x2="25.11cm" svg:y2="9.816cm">
              <text:p/>
            </draw:line>
            <draw:line draw:style-name="gr5" draw:text-style-name="P1" draw:layer="layout" svg:x1="25.233cm" svg:y1="10.345cm" svg:x2="25.416cm" svg:y2="9.957cm">
              <text:p/>
            </draw:line>
            <draw:line draw:style-name="gr5" draw:text-style-name="P1" draw:layer="layout" svg:x1="25.546cm" svg:y1="10.489cm" svg:x2="25.718cm" svg:y2="10.096cm">
              <text:p/>
            </draw:line>
            <draw:line draw:style-name="gr5" draw:text-style-name="P1" draw:layer="layout" svg:x1="25.863cm" svg:y1="10.615cm" svg:x2="26.014cm" svg:y2="10.211cm">
              <text:p/>
            </draw:line>
            <draw:line draw:style-name="gr5" draw:text-style-name="P1" draw:layer="layout" svg:x1="26.192cm" svg:y1="10.728cm" svg:x2="26.326cm" svg:y2="10.32cm">
              <text:p/>
            </draw:line>
            <draw:line draw:style-name="gr5" draw:text-style-name="P1" draw:layer="layout" svg:x1="26.521cm" svg:y1="10.842cm" svg:x2="26.639cm" svg:y2="10.428cm">
              <text:p/>
            </draw:line>
            <draw:line draw:style-name="gr5" draw:text-style-name="P1" draw:layer="layout" svg:x1="26.854cm" svg:y1="10.919cm" svg:x2="26.962cm" svg:y2="10.506cm">
              <text:p/>
            </draw:line>
            <draw:line draw:style-name="gr5" draw:text-style-name="P1" draw:layer="layout" svg:x1="27.189cm" svg:y1="11.003cm" svg:x2="27.274cm" svg:y2="10.584cm">
              <text:p/>
            </draw:line>
            <draw:line draw:style-name="gr5" draw:text-style-name="P1" draw:layer="layout" svg:x1="27.533cm" svg:y1="11.086cm" svg:x2="27.602cm" svg:y2="10.662cm">
              <text:p/>
            </draw:line>
            <draw:line draw:style-name="gr5" draw:text-style-name="P1" draw:layer="layout" svg:x1="27.873cm" svg:y1="11.138cm" svg:x2="27.926cm" svg:y2="10.714cm">
              <text:p/>
            </draw:line>
            <draw:line draw:style-name="gr5" draw:text-style-name="P1" draw:layer="layout" svg:x1="28.222cm" svg:y1="11.18cm" svg:x2="28.259cm" svg:y2="10.75cm">
              <text:p/>
            </draw:line>
            <draw:line draw:style-name="gr5" draw:text-style-name="P1" draw:layer="layout" svg:x1="28.568cm" svg:y1="11.185cm" svg:x2="28.583cm" svg:y2="10.755cm">
              <text:p/>
            </draw:line>
            <draw:line draw:style-name="gr5" draw:text-style-name="P1" draw:layer="layout" svg:x1="28.912cm" svg:y1="11.2cm" svg:x2="28.912cm" svg:y2="10.77cm">
              <text:p/>
            </draw:line>
            <draw:line draw:style-name="gr5" draw:text-style-name="P1" draw:layer="layout" svg:x1="29.262cm" svg:y1="11.206cm" svg:x2="29.245cm" svg:y2="10.776cm">
              <text:p/>
            </draw:line>
            <draw:line draw:style-name="gr5" draw:text-style-name="P1" draw:layer="layout" svg:x1="29.606cm" svg:y1="11.206cm" svg:x2="29.574cm" svg:y2="10.776cm">
              <text:p/>
            </draw:line>
            <draw:line draw:style-name="gr5" draw:text-style-name="P1" draw:layer="layout" svg:x1="29.955cm" svg:y1="11.179cm" svg:x2="29.902cm" svg:y2="10.754cm">
              <text:p/>
            </draw:line>
            <draw:line draw:style-name="gr5" draw:text-style-name="P1" draw:layer="layout" svg:x1="30.302cm" svg:y1="11.143cm" svg:x2="30.232cm" svg:y2="10.718cm">
              <text:p/>
            </draw:line>
            <draw:line draw:style-name="gr5" draw:text-style-name="P1" draw:layer="layout" svg:x1="30.639cm" svg:y1="11.091cm" svg:x2="30.554cm" svg:y2="10.666cm">
              <text:p/>
            </draw:line>
            <draw:line draw:style-name="gr5" draw:text-style-name="P1" draw:layer="layout" svg:x1="30.985cm" svg:y1="11.023cm" svg:x2="30.888cm" svg:y2="10.604cm">
              <text:p/>
            </draw:line>
            <draw:line draw:style-name="gr5" draw:text-style-name="P1" draw:layer="layout" svg:x1="31.33cm" svg:y1="10.952cm" svg:x2="31.206cm" svg:y2="10.538cm">
              <text:p/>
            </draw:line>
            <draw:line draw:style-name="gr5" draw:text-style-name="P1" draw:layer="layout" svg:x1="31.664cm" svg:y1="10.879cm" svg:x2="31.53cm" svg:y2="10.471cm">
              <text:p/>
            </draw:line>
            <draw:line draw:style-name="gr5" draw:text-style-name="P1" draw:layer="layout" svg:x1="31.987cm" svg:y1="10.765cm" svg:x2="31.836cm" svg:y2="10.361cm">
              <text:p/>
            </draw:line>
            <draw:line draw:style-name="gr5" draw:text-style-name="P1" draw:layer="layout" svg:x1="32.311cm" svg:y1="10.646cm" svg:x2="32.145cm" svg:y2="10.247cm">
              <text:p/>
            </draw:line>
            <draw:line draw:style-name="gr5" draw:text-style-name="P1" draw:layer="layout" svg:x1="32.65cm" svg:y1="10.532cm" svg:x2="32.462cm" svg:y2="10.138cm">
              <text:p/>
            </draw:line>
            <draw:line draw:style-name="gr5" draw:text-style-name="P1" draw:layer="layout" svg:x1="32.957cm" svg:y1="10.391cm" svg:x2="32.752cm" svg:y2="10.008cm">
              <text:p/>
            </draw:line>
            <draw:line draw:style-name="gr5" draw:text-style-name="P1" draw:layer="layout" svg:x1="33.269cm" svg:y1="10.247cm" svg:x2="33.055cm" svg:y2="9.869cm">
              <text:p/>
            </draw:line>
            <draw:line draw:style-name="gr5" draw:text-style-name="P1" draw:layer="layout" svg:x1="33.587cm" svg:y1="10.091cm" svg:x2="33.36cm" svg:y2="9.718cm">
              <text:p/>
            </draw:line>
            <draw:line draw:style-name="gr5" draw:text-style-name="P1" draw:layer="layout" svg:x1="33.871cm" svg:y1="9.915cm" svg:x2="33.624cm" svg:y2="9.558cm">
              <text:p/>
            </draw:line>
            <draw:line draw:style-name="gr5" draw:text-style-name="P1" draw:layer="layout" svg:x1="34.162cm" svg:y1="9.714cm" svg:x2="33.905cm" svg:y2="9.362cm">
              <text:p/>
            </draw:line>
            <draw:line draw:style-name="gr5" draw:text-style-name="P1" draw:layer="layout" svg:x1="34.449cm" svg:y1="9.521cm" svg:x2="34.175cm" svg:y2="9.18cm">
              <text:p/>
            </draw:line>
            <draw:line draw:style-name="gr5" draw:text-style-name="P1" draw:layer="layout" svg:x1="34.729cm" svg:y1="9.32cm" svg:x2="34.445cm" svg:y2="8.988cm">
              <text:p/>
            </draw:line>
          </draw:g>
        </draw:g>
        <draw:frame draw:style-name="gr7" draw:text-style-name="P1" draw:layer="layout" svg:width="11.478cm" svg:height="9.569cm" svg:x="22.375cm" svg:y="-0.009cm">
          <draw:image xlink:href="Pictures/10000000000005010000030195FCD8D7F1054EA0.jpg" xlink:type="simple" xlink:show="embed" xlink:actuate="onLoad" loext:mime-type="image/jpeg">
            <text:p/>
          </draw:image>
        </draw:frame>
        <draw:g>
          <draw:custom-shape draw:style-name="gr8" draw:text-style-name="P11" draw:layer="layout" svg:width="2.16cm" svg:height="2.161cm" svg:x="2.262cm" svg:y="7.995cm">
            <text:p/>
            <draw:enhanced-geometry svg:viewBox="0 0 0 0" draw:text-areas="?f11 ?f15 ?f13 ?f17" draw:type="" draw:enhanced-path="M 0 ?f14 L ?f0 ?f5 ?f20 ?f21 ?f0 ?f5 ?f22 ?f23 Z N">
              <draw:equation draw:name="f0" draw:formula="2164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2164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2164/2"/>
              <draw:equation draw:name="f11" draw:formula="?f10 -?f4 "/>
              <draw:equation draw:name="f12" draw:formula="?f10 +?f4 "/>
              <draw:equation draw:name="f13" draw:formula="?f12 "/>
              <draw:equation draw:name="f14" draw:formula="216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2164"/>
              <draw:equation draw:name="f19" draw:formula="2164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9" draw:text-style-name="P12" draw:layer="layout" svg:width="1.247cm" svg:height="1.248cm" svg:x="2.72cm" svg:y="8.449cm">
            <text:p/>
            <draw:enhanced-geometry svg:viewBox="0 0 0 0" draw:text-areas="0 0 ?f3 ?f2" draw:type="rectangle" draw:enhanced-path="M 0 0 L ?f3 0 ?f3 ?f2 0 ?f2 Z N">
              <draw:equation draw:name="f0" draw:formula="1255/2"/>
              <draw:equation draw:name="f1" draw:formula="1255/2"/>
              <draw:equation draw:name="f2" draw:formula="1255"/>
              <draw:equation draw:name="f3" draw:formula="1255"/>
            </draw:enhanced-geometry>
          </draw:custom-shape>
          <draw:custom-shape draw:style-name="gr10" draw:text-style-name="P14" draw:layer="layout" svg:width="5.096cm" svg:height="2.161cm" svg:x="4.889cm" svg:y="7.995cm">
            <text:list text:style-name="L1">
              <text:list-header>
                <text:p text:style-name="P13"><text:span text:style-name="T5">Smart Product</text:span></text:p>
              </text:list-header>
            </text:list>
            <draw:enhanced-geometry svg:viewBox="0 0 0 0" draw:text-areas="0 0 ?f3 ?f2" draw:type="rectangle" draw:enhanced-path="M 0 0 L ?f3 0 ?f3 ?f2 0 ?f2 Z N">
              <draw:equation draw:name="f0" draw:formula="5101/2"/>
              <draw:equation draw:name="f1" draw:formula="2164/2"/>
              <draw:equation draw:name="f2" draw:formula="2164"/>
              <draw:equation draw:name="f3" draw:formula="5101"/>
            </draw:enhanced-geometry>
          </draw:custom-shape>
          <draw:custom-shape draw:style-name="gr8" draw:text-style-name="P11" draw:layer="layout" svg:width="2.16cm" svg:height="2.161cm" svg:x="10.88cm" svg:y="7.995cm">
            <text:p/>
            <draw:enhanced-geometry svg:viewBox="0 0 0 0" draw:text-areas="?f11 ?f15 ?f13 ?f17" draw:type="" draw:enhanced-path="M 0 ?f14 L ?f0 ?f5 ?f20 ?f21 ?f0 ?f5 ?f22 ?f23 Z N">
              <draw:equation draw:name="f0" draw:formula="2164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2164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2164/2"/>
              <draw:equation draw:name="f11" draw:formula="?f10 -?f4 "/>
              <draw:equation draw:name="f12" draw:formula="?f10 +?f4 "/>
              <draw:equation draw:name="f13" draw:formula="?f12 "/>
              <draw:equation draw:name="f14" draw:formula="216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2164"/>
              <draw:equation draw:name="f19" draw:formula="2164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11" draw:text-style-name="P15" draw:layer="layout" svg:width="1.247cm" svg:height="1.248cm" svg:x="11.334cm" svg:y="8.449cm">
            <text:p/>
            <draw:enhanced-geometry svg:viewBox="0 0 0 0" draw:text-areas="0 0 ?f3 ?f2" draw:type="rectangle" draw:enhanced-path="M 0 0 L ?f3 0 ?f3 ?f2 0 ?f2 Z N">
              <draw:equation draw:name="f0" draw:formula="1255/2"/>
              <draw:equation draw:name="f1" draw:formula="1255/2"/>
              <draw:equation draw:name="f2" draw:formula="1255"/>
              <draw:equation draw:name="f3" draw:formula="1255"/>
            </draw:enhanced-geometry>
          </draw:custom-shape>
          <draw:custom-shape draw:style-name="gr12" draw:text-style-name="P14" draw:layer="layout" svg:width="5.096cm" svg:height="2.161cm" svg:x="13.508cm" svg:y="7.995cm">
            <text:list text:style-name="L1">
              <text:list-header>
                <text:p text:style-name="P13"><text:span text:style-name="T5">Voice Recognition</text:span></text:p>
              </text:list-header>
            </text:list>
            <draw:enhanced-geometry svg:viewBox="0 0 0 0" draw:text-areas="0 0 ?f3 ?f2" draw:type="rectangle" draw:enhanced-path="M 0 0 L ?f3 0 ?f3 ?f2 0 ?f2 Z N">
              <draw:equation draw:name="f0" draw:formula="5101/2"/>
              <draw:equation draw:name="f1" draw:formula="2164/2"/>
              <draw:equation draw:name="f2" draw:formula="2164"/>
              <draw:equation draw:name="f3" draw:formula="5101"/>
            </draw:enhanced-geometry>
          </draw:custom-shape>
          <draw:custom-shape draw:style-name="gr8" draw:text-style-name="P11" draw:layer="layout" svg:width="2.16cm" svg:height="2.161cm" svg:x="2.262cm" svg:y="11.88cm">
            <text:p/>
            <draw:enhanced-geometry svg:viewBox="0 0 0 0" draw:text-areas="?f11 ?f15 ?f13 ?f17" draw:type="" draw:enhanced-path="M 0 ?f14 L ?f0 ?f5 ?f20 ?f21 ?f0 ?f5 ?f22 ?f23 Z N">
              <draw:equation draw:name="f0" draw:formula="2164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2164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2164/2"/>
              <draw:equation draw:name="f11" draw:formula="?f10 -?f4 "/>
              <draw:equation draw:name="f12" draw:formula="?f10 +?f4 "/>
              <draw:equation draw:name="f13" draw:formula="?f12 "/>
              <draw:equation draw:name="f14" draw:formula="216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2164"/>
              <draw:equation draw:name="f19" draw:formula="2164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13" draw:text-style-name="P16" draw:layer="layout" svg:width="1.247cm" svg:height="1.248cm" svg:x="2.72cm" svg:y="12.334cm">
            <text:p/>
            <draw:enhanced-geometry svg:viewBox="0 0 0 0" draw:text-areas="0 0 ?f3 ?f2" draw:type="rectangle" draw:enhanced-path="M 0 0 L ?f3 0 ?f3 ?f2 0 ?f2 Z N">
              <draw:equation draw:name="f0" draw:formula="1255/2"/>
              <draw:equation draw:name="f1" draw:formula="1255/2"/>
              <draw:equation draw:name="f2" draw:formula="1255"/>
              <draw:equation draw:name="f3" draw:formula="1255"/>
            </draw:enhanced-geometry>
          </draw:custom-shape>
          <draw:custom-shape draw:style-name="gr14" draw:text-style-name="P14" draw:layer="layout" svg:width="5.096cm" svg:height="2.161cm" svg:x="4.889cm" svg:y="11.88cm">
            <text:list text:style-name="L1">
              <text:list-header>
                <text:p text:style-name="P13"><text:span text:style-name="T5">Artificial Intelligence</text:span></text:p>
              </text:list-header>
            </text:list>
            <draw:enhanced-geometry svg:viewBox="0 0 0 0" draw:text-areas="0 0 ?f3 ?f2" draw:type="rectangle" draw:enhanced-path="M 0 0 L ?f3 0 ?f3 ?f2 0 ?f2 Z N">
              <draw:equation draw:name="f0" draw:formula="5101/2"/>
              <draw:equation draw:name="f1" draw:formula="2164/2"/>
              <draw:equation draw:name="f2" draw:formula="2164"/>
              <draw:equation draw:name="f3" draw:formula="5101"/>
            </draw:enhanced-geometry>
          </draw:custom-shape>
          <draw:custom-shape draw:style-name="gr8" draw:text-style-name="P11" draw:layer="layout" svg:width="2.16cm" svg:height="2.161cm" svg:x="10.88cm" svg:y="11.88cm">
            <text:p/>
            <draw:enhanced-geometry svg:viewBox="0 0 0 0" draw:text-areas="?f11 ?f15 ?f13 ?f17" draw:type="" draw:enhanced-path="M 0 ?f14 L ?f0 ?f5 ?f20 ?f21 ?f0 ?f5 ?f22 ?f23 Z N">
              <draw:equation draw:name="f0" draw:formula="2164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2164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2164/2"/>
              <draw:equation draw:name="f11" draw:formula="?f10 -?f4 "/>
              <draw:equation draw:name="f12" draw:formula="?f10 +?f4 "/>
              <draw:equation draw:name="f13" draw:formula="?f12 "/>
              <draw:equation draw:name="f14" draw:formula="216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2164"/>
              <draw:equation draw:name="f19" draw:formula="2164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15" draw:text-style-name="P17" draw:layer="layout" svg:width="1.247cm" svg:height="1.248cm" svg:x="11.334cm" svg:y="12.334cm">
            <text:p/>
            <draw:enhanced-geometry svg:viewBox="0 0 0 0" draw:text-areas="0 0 ?f3 ?f2" draw:type="rectangle" draw:enhanced-path="M 0 0 L ?f3 0 ?f3 ?f2 0 ?f2 Z N">
              <draw:equation draw:name="f0" draw:formula="1255/2"/>
              <draw:equation draw:name="f1" draw:formula="1255/2"/>
              <draw:equation draw:name="f2" draw:formula="1255"/>
              <draw:equation draw:name="f3" draw:formula="1255"/>
            </draw:enhanced-geometry>
          </draw:custom-shape>
          <draw:custom-shape draw:style-name="gr16" draw:text-style-name="P14" draw:layer="layout" svg:width="5.096cm" svg:height="2.161cm" svg:x="13.508cm" svg:y="11.88cm">
            <text:list text:style-name="L1">
              <text:list-header>
                <text:p text:style-name="P13"><text:span text:style-name="T5">VR</text:span></text:p>
              </text:list-header>
            </text:list>
            <draw:enhanced-geometry svg:viewBox="0 0 0 0" draw:text-areas="0 0 ?f3 ?f2" draw:type="rectangle" draw:enhanced-path="M 0 0 L ?f3 0 ?f3 ?f2 0 ?f2 Z N">
              <draw:equation draw:name="f0" draw:formula="5101/2"/>
              <draw:equation draw:name="f1" draw:formula="2164/2"/>
              <draw:equation draw:name="f2" draw:formula="2164"/>
              <draw:equation draw:name="f3" draw:formula="5101"/>
            </draw:enhanced-geometry>
          </draw:custom-shape>
        </draw:g>
        <presentation:notes draw:style-name="dp2">
          <draw:page-thumbnail draw:layer="layout" svg:width="15.24cm" svg:height="8.573cm" svg:x="1.905cm" svg:y="3.175cm" draw:page-number="2" presentation:class="page"/>
          <draw:frame presentation:style-name="pr5" draw:text-style-name="P5" draw:layer="layout" svg:width="15.24cm" svg:height="10.001cm" svg:x="1.905cm" svg:y="12.223cm" presentation:class="notes" presentation:placeholder="true">
            <draw:text-box/>
          </draw:frame>
          <draw:custom-shape draw:style-name="gr17" draw:text-style-name="P7" draw:layer="layout" svg:width="8.255cm" svg:height="1.274cm" svg:x="10.791cm" svg:y="24.126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1" presentation:presentation-page-layout-name="AL2T11">
        <draw:frame presentation:style-name="pr4" draw:text-style-name="P3" draw:layer="layout" svg:width="23.76cm" svg:height="4.044cm" svg:x="3.21cm" svg:y="1.693cm" presentation:class="title" presentation:user-transformed="true">
          <draw:text-box>
            <text:list text:style-name="L1">
              <text:list-header>
                <text:p text:style-name="P8"><text:span text:style-name="T4">Uses of Virtual Reality</text:span></text:p>
              </text:list-header>
            </text:list>
          </draw:text-box>
        </draw:frame>
        <draw:frame draw:style-name="gr18" draw:text-style-name="P1" draw:layer="layout" svg:width="28.143cm" svg:height="10.138cm" svg:x="1.702cm" svg:y="5.9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layer="layout" svg:width="15.24cm" svg:height="8.573cm" svg:x="1.905cm" svg:y="3.175cm" draw:page-number="3" presentation:class="page"/>
          <draw:frame presentation:style-name="pr5" draw:text-style-name="P5" draw:layer="layout" svg:width="15.24cm" svg:height="10.001cm" svg:x="1.905cm" svg:y="12.223cm" presentation:class="notes" presentation:placeholder="true">
            <draw:text-box/>
          </draw:frame>
          <draw:custom-shape draw:style-name="gr19" draw:text-style-name="P7" draw:layer="layout" svg:width="8.255cm" svg:height="1.274cm" svg:x="10.791cm" svg:y="24.126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2" presentation:presentation-page-layout-name="AL3T3">
        <draw:frame draw:style-name="gr20" draw:text-style-name="P1" draw:layer="layout" svg:width="33.871cm" svg:height="19.054cm" svg:x="0cm" svg:y="-0.004cm">
          <draw:image xlink:href="Pictures/1000000000000501000003199D62E02F347516EB.jpg" xlink:type="simple" xlink:show="embed" xlink:actuate="onLoad" loext:mime-type="image/jpeg">
            <text:p/>
          </draw:image>
        </draw:frame>
        <draw:g>
          <draw:custom-shape draw:style-name="gr21" draw:text-style-name="P19" draw:layer="layout" svg:width="8.855cm" svg:height="8.855cm" svg:x="11.99cm" svg:y="6.698cm">
            <text:list text:style-name="L1">
              <text:list-header>
                <text:p text:style-name="P18"><text:span text:style-name="T6">Problem Solving</text:span></text:p>
              </text:list-header>
            </text:list>
            <draw:enhanced-geometry svg:viewBox="0 0 0 0" draw:text-areas="?f11 ?f15 ?f13 ?f17" draw:type="" draw:enhanced-path="M 0 ?f14 L ?f0 ?f5 ?f20 ?f21 ?f0 ?f5 ?f22 ?f23 Z N">
              <draw:equation draw:name="f0" draw:formula="8858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8858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8858/2"/>
              <draw:equation draw:name="f11" draw:formula="?f10 -?f4 "/>
              <draw:equation draw:name="f12" draw:formula="?f10 +?f4 "/>
              <draw:equation draw:name="f13" draw:formula="?f12 "/>
              <draw:equation draw:name="f14" draw:formula="8858/2"/>
              <draw:equation draw:name="f15" draw:formula="?f14 -?f9 "/>
              <draw:equation draw:name="f16" draw:formula="?f14 +?f9 "/>
              <draw:equation draw:name="f17" draw:formula="?f16 "/>
              <draw:equation draw:name="f18" draw:formula="8858"/>
              <draw:equation draw:name="f19" draw:formula="8858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2" draw:text-style-name="P20" draw:layer="layout" svg:width="0.979cm" svg:height="0.979cm" svg:x="17.044cm" svg:y="6.297cm">
            <text:p/>
            <draw:enhanced-geometry svg:viewBox="0 0 0 0" draw:text-areas="?f11 ?f15 ?f13 ?f17" draw:type="" draw:enhanced-path="M 0 ?f14 L ?f0 ?f5 ?f20 ?f21 ?f0 ?f5 ?f22 ?f23 Z N">
              <draw:equation draw:name="f0" draw:formula="985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985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985/2"/>
              <draw:equation draw:name="f11" draw:formula="?f10 -?f4 "/>
              <draw:equation draw:name="f12" draw:formula="?f10 +?f4 "/>
              <draw:equation draw:name="f13" draw:formula="?f12 "/>
              <draw:equation draw:name="f14" draw:formula="985/2"/>
              <draw:equation draw:name="f15" draw:formula="?f14 -?f9 "/>
              <draw:equation draw:name="f16" draw:formula="?f14 +?f9 "/>
              <draw:equation draw:name="f17" draw:formula="?f16 "/>
              <draw:equation draw:name="f18" draw:formula="985"/>
              <draw:equation draw:name="f19" draw:formula="985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3" draw:text-style-name="P20" draw:layer="layout" svg:width="0.705cm" svg:height="0.71cm" svg:x="14.711cm" svg:y="14.896cm">
            <text:p/>
            <draw:enhanced-geometry svg:viewBox="0 0 0 0" draw:text-areas="?f11 ?f15 ?f13 ?f17" draw:type="" draw:enhanced-path="M 0 ?f14 L ?f0 ?f5 ?f20 ?f21 ?f0 ?f5 ?f22 ?f23 Z N">
              <draw:equation draw:name="f0" draw:formula="713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714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713/2"/>
              <draw:equation draw:name="f11" draw:formula="?f10 -?f4 "/>
              <draw:equation draw:name="f12" draw:formula="?f10 +?f4 "/>
              <draw:equation draw:name="f13" draw:formula="?f12 "/>
              <draw:equation draw:name="f14" draw:formula="71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714"/>
              <draw:equation draw:name="f19" draw:formula="713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4" draw:text-style-name="P20" draw:layer="layout" svg:width="0.706cm" svg:height="0.71cm" svg:x="21.418cm" svg:y="10.292cm">
            <text:p/>
            <draw:enhanced-geometry svg:viewBox="0 0 0 0" draw:text-areas="?f11 ?f15 ?f13 ?f17" draw:type="" draw:enhanced-path="M 0 ?f14 L ?f0 ?f5 ?f20 ?f21 ?f0 ?f5 ?f22 ?f23 Z N">
              <draw:equation draw:name="f0" draw:formula="713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714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713/2"/>
              <draw:equation draw:name="f11" draw:formula="?f10 -?f4 "/>
              <draw:equation draw:name="f12" draw:formula="?f10 +?f4 "/>
              <draw:equation draw:name="f13" draw:formula="?f12 "/>
              <draw:equation draw:name="f14" draw:formula="71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714"/>
              <draw:equation draw:name="f19" draw:formula="713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2" draw:text-style-name="P20" draw:layer="layout" svg:width="0.979cm" svg:height="0.979cm" svg:x="18.005cm" svg:y="15.659cm">
            <text:p/>
            <draw:enhanced-geometry svg:viewBox="0 0 0 0" draw:text-areas="?f11 ?f15 ?f13 ?f17" draw:type="" draw:enhanced-path="M 0 ?f14 L ?f0 ?f5 ?f20 ?f21 ?f0 ?f5 ?f22 ?f23 Z N">
              <draw:equation draw:name="f0" draw:formula="985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985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985/2"/>
              <draw:equation draw:name="f11" draw:formula="?f10 -?f4 "/>
              <draw:equation draw:name="f12" draw:formula="?f10 +?f4 "/>
              <draw:equation draw:name="f13" draw:formula="?f12 "/>
              <draw:equation draw:name="f14" draw:formula="985/2"/>
              <draw:equation draw:name="f15" draw:formula="?f14 -?f9 "/>
              <draw:equation draw:name="f16" draw:formula="?f14 +?f9 "/>
              <draw:equation draw:name="f17" draw:formula="?f16 "/>
              <draw:equation draw:name="f18" draw:formula="985"/>
              <draw:equation draw:name="f19" draw:formula="985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3" draw:text-style-name="P20" draw:layer="layout" svg:width="0.705cm" svg:height="0.71cm" svg:x="14.914cm" svg:y="7.695cm">
            <text:p/>
            <draw:enhanced-geometry svg:viewBox="0 0 0 0" draw:text-areas="?f11 ?f15 ?f13 ?f17" draw:type="" draw:enhanced-path="M 0 ?f14 L ?f0 ?f5 ?f20 ?f21 ?f0 ?f5 ?f22 ?f23 Z N">
              <draw:equation draw:name="f0" draw:formula="713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714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713/2"/>
              <draw:equation draw:name="f11" draw:formula="?f10 -?f4 "/>
              <draw:equation draw:name="f12" draw:formula="?f10 +?f4 "/>
              <draw:equation draw:name="f13" draw:formula="?f12 "/>
              <draw:equation draw:name="f14" draw:formula="71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714"/>
              <draw:equation draw:name="f19" draw:formula="713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3" draw:text-style-name="P20" draw:layer="layout" svg:width="0.705cm" svg:height="0.71cm" svg:x="12.665cm" svg:y="11.778cm">
            <text:p/>
            <draw:enhanced-geometry svg:viewBox="0 0 0 0" draw:text-areas="?f11 ?f15 ?f13 ?f17" draw:type="" draw:enhanced-path="M 0 ?f14 L ?f0 ?f5 ?f20 ?f21 ?f0 ?f5 ?f22 ?f23 Z N">
              <draw:equation draw:name="f0" draw:formula="713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714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713/2"/>
              <draw:equation draw:name="f11" draw:formula="?f10 -?f4 "/>
              <draw:equation draw:name="f12" draw:formula="?f10 +?f4 "/>
              <draw:equation draw:name="f13" draw:formula="?f12 "/>
              <draw:equation draw:name="f14" draw:formula="71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714"/>
              <draw:equation draw:name="f19" draw:formula="713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5" draw:text-style-name="P19" draw:layer="layout" svg:width="5.137cm" svg:height="5.133cm" svg:x="7.96cm" svg:y="6.773cm">
            <text:list text:style-name="L1">
              <text:list-header>
                <text:p text:style-name="P18"><text:span text:style-name="T6">Algorithm</text:span></text:p>
              </text:list-header>
            </text:list>
            <draw:enhanced-geometry svg:viewBox="0 0 0 0" draw:text-areas="?f11 ?f15 ?f13 ?f17" draw:type="" draw:enhanced-path="M 0 ?f14 L ?f0 ?f5 ?f20 ?f21 ?f0 ?f5 ?f22 ?f23 Z N">
              <draw:equation draw:name="f0" draw:formula="5141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5140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5141/2"/>
              <draw:equation draw:name="f11" draw:formula="?f10 -?f4 "/>
              <draw:equation draw:name="f12" draw:formula="?f10 +?f4 "/>
              <draw:equation draw:name="f13" draw:formula="?f12 "/>
              <draw:equation draw:name="f14" draw:formula="5140/2"/>
              <draw:equation draw:name="f15" draw:formula="?f14 -?f9 "/>
              <draw:equation draw:name="f16" draw:formula="?f14 +?f9 "/>
              <draw:equation draw:name="f17" draw:formula="?f16 "/>
              <draw:equation draw:name="f18" draw:formula="5140"/>
              <draw:equation draw:name="f19" draw:formula="5141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2" draw:text-style-name="P20" draw:layer="layout" svg:width="0.979cm" svg:height="0.979cm" svg:x="16.047cm" svg:y="7.726cm">
            <text:p/>
            <draw:enhanced-geometry svg:viewBox="0 0 0 0" draw:text-areas="?f11 ?f15 ?f13 ?f17" draw:type="" draw:enhanced-path="M 0 ?f14 L ?f0 ?f5 ?f20 ?f21 ?f0 ?f5 ?f22 ?f23 Z N">
              <draw:equation draw:name="f0" draw:formula="985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985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985/2"/>
              <draw:equation draw:name="f11" draw:formula="?f10 -?f4 "/>
              <draw:equation draw:name="f12" draw:formula="?f10 +?f4 "/>
              <draw:equation draw:name="f13" draw:formula="?f12 "/>
              <draw:equation draw:name="f14" draw:formula="985/2"/>
              <draw:equation draw:name="f15" draw:formula="?f14 -?f9 "/>
              <draw:equation draw:name="f16" draw:formula="?f14 +?f9 "/>
              <draw:equation draw:name="f17" draw:formula="?f16 "/>
              <draw:equation draw:name="f18" draw:formula="985"/>
              <draw:equation draw:name="f19" draw:formula="985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6" draw:text-style-name="P20" draw:layer="layout" svg:width="1.777cm" svg:height="1.777cm" svg:x="9.556cm" svg:y="12.951cm">
            <text:p/>
            <draw:enhanced-geometry svg:viewBox="0 0 0 0" draw:text-areas="?f11 ?f15 ?f13 ?f17" draw:type="" draw:enhanced-path="M 0 ?f14 L ?f0 ?f5 ?f20 ?f21 ?f0 ?f5 ?f22 ?f23 Z N">
              <draw:equation draw:name="f0" draw:formula="1781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1781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1781/2"/>
              <draw:equation draw:name="f11" draw:formula="?f10 -?f4 "/>
              <draw:equation draw:name="f12" draw:formula="?f10 +?f4 "/>
              <draw:equation draw:name="f13" draw:formula="?f12 "/>
              <draw:equation draw:name="f14" draw:formula="1781/2"/>
              <draw:equation draw:name="f15" draw:formula="?f14 -?f9 "/>
              <draw:equation draw:name="f16" draw:formula="?f14 +?f9 "/>
              <draw:equation draw:name="f17" draw:formula="?f16 "/>
              <draw:equation draw:name="f18" draw:formula="1781"/>
              <draw:equation draw:name="f19" draw:formula="1781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7" draw:text-style-name="P19" draw:layer="layout" svg:width="5.592cm" svg:height="5.591cm" svg:x="21.55cm" svg:y="5.605cm">
            <text:list text:style-name="L1">
              <text:list-header>
                <text:p text:style-name="P18"><text:span text:style-name="T6">Automation</text:span></text:p>
              </text:list-header>
            </text:list>
            <draw:enhanced-geometry svg:viewBox="0 0 0 0" draw:text-areas="?f11 ?f15 ?f13 ?f17" draw:type="" draw:enhanced-path="M 0 ?f14 L ?f0 ?f5 ?f20 ?f21 ?f0 ?f5 ?f22 ?f23 Z N">
              <draw:equation draw:name="f0" draw:formula="5597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5595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5597/2"/>
              <draw:equation draw:name="f11" draw:formula="?f10 -?f4 "/>
              <draw:equation draw:name="f12" draw:formula="?f10 +?f4 "/>
              <draw:equation draw:name="f13" draw:formula="?f12 "/>
              <draw:equation draw:name="f14" draw:formula="5595/2"/>
              <draw:equation draw:name="f15" draw:formula="?f14 -?f9 "/>
              <draw:equation draw:name="f16" draw:formula="?f14 +?f9 "/>
              <draw:equation draw:name="f17" draw:formula="?f16 "/>
              <draw:equation draw:name="f18" draw:formula="5595"/>
              <draw:equation draw:name="f19" draw:formula="5597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2" draw:text-style-name="P20" draw:layer="layout" svg:width="0.979cm" svg:height="0.979cm" svg:x="20.148cm" svg:y="9.088cm">
            <text:p/>
            <draw:enhanced-geometry svg:viewBox="0 0 0 0" draw:text-areas="?f11 ?f15 ?f13 ?f17" draw:type="" draw:enhanced-path="M 0 ?f14 L ?f0 ?f5 ?f20 ?f21 ?f0 ?f5 ?f22 ?f23 Z N">
              <draw:equation draw:name="f0" draw:formula="985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985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985/2"/>
              <draw:equation draw:name="f11" draw:formula="?f10 -?f4 "/>
              <draw:equation draw:name="f12" draw:formula="?f10 +?f4 "/>
              <draw:equation draw:name="f13" draw:formula="?f12 "/>
              <draw:equation draw:name="f14" draw:formula="985/2"/>
              <draw:equation draw:name="f15" draw:formula="?f14 -?f9 "/>
              <draw:equation draw:name="f16" draw:formula="?f14 +?f9 "/>
              <draw:equation draw:name="f17" draw:formula="?f16 "/>
              <draw:equation draw:name="f18" draw:formula="985"/>
              <draw:equation draw:name="f19" draw:formula="985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4" draw:text-style-name="P20" draw:layer="layout" svg:width="0.706cm" svg:height="0.71cm" svg:x="8.881cm" svg:y="15.072cm">
            <text:p/>
            <draw:enhanced-geometry svg:viewBox="0 0 0 0" draw:text-areas="?f11 ?f15 ?f13 ?f17" draw:type="" draw:enhanced-path="M 0 ?f14 L ?f0 ?f5 ?f20 ?f21 ?f0 ?f5 ?f22 ?f23 Z N">
              <draw:equation draw:name="f0" draw:formula="713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714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713/2"/>
              <draw:equation draw:name="f11" draw:formula="?f10 -?f4 "/>
              <draw:equation draw:name="f12" draw:formula="?f10 +?f4 "/>
              <draw:equation draw:name="f13" draw:formula="?f12 "/>
              <draw:equation draw:name="f14" draw:formula="71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714"/>
              <draw:equation draw:name="f19" draw:formula="713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  <draw:custom-shape draw:style-name="gr24" draw:text-style-name="P20" draw:layer="layout" svg:width="0.706cm" svg:height="0.71cm" svg:x="15.994cm" svg:y="14.058cm">
            <text:p/>
            <draw:enhanced-geometry svg:viewBox="0 0 0 0" draw:text-areas="?f11 ?f15 ?f13 ?f17" draw:type="" draw:enhanced-path="M 0 ?f14 L ?f0 ?f5 ?f20 ?f21 ?f0 ?f5 ?f22 ?f23 Z N">
              <draw:equation draw:name="f0" draw:formula="713/2"/>
              <draw:equation draw:name="f1" draw:formula="1*-17171/11520"/>
              <draw:equation draw:name="f2" draw:formula="?f1 *13024"/>
              <draw:equation draw:name="f3" draw:formula="?f2 /32767"/>
              <draw:equation draw:name="f4" draw:formula="?f0 *cos(?f3 *(pi/180))"/>
              <draw:equation draw:name="f5" draw:formula="714/2"/>
              <draw:equation draw:name="f6" draw:formula="1*-17171/11520"/>
              <draw:equation draw:name="f7" draw:formula="?f6 *13024"/>
              <draw:equation draw:name="f8" draw:formula="?f7 /32767"/>
              <draw:equation draw:name="f9" draw:formula="?f5 *sin(?f8 *(pi/180))"/>
              <draw:equation draw:name="f10" draw:formula="713/2"/>
              <draw:equation draw:name="f11" draw:formula="?f10 -?f4 "/>
              <draw:equation draw:name="f12" draw:formula="?f10 +?f4 "/>
              <draw:equation draw:name="f13" draw:formula="?f12 "/>
              <draw:equation draw:name="f14" draw:formula="714/2"/>
              <draw:equation draw:name="f15" draw:formula="?f14 -?f9 "/>
              <draw:equation draw:name="f16" draw:formula="?f14 +?f9 "/>
              <draw:equation draw:name="f17" draw:formula="?f16 "/>
              <draw:equation draw:name="f18" draw:formula="714"/>
              <draw:equation draw:name="f19" draw:formula="713"/>
              <draw:equation draw:name="f20" draw:formula="180"/>
              <draw:equation draw:name="f21" draw:formula="90"/>
              <draw:equation draw:name="f22" draw:formula="270"/>
              <draw:equation draw:name="f23" draw:formula="90"/>
              <draw:equation draw:name="f24" draw:formula=""/>
              <draw:equation draw:name="f25" draw:formula="90"/>
              <draw:equation draw:name="f26" draw:formula="90"/>
              <draw:equation draw:name="f27" draw:formula="90"/>
            </draw:enhanced-geometry>
          </draw:custom-shape>
        </draw:g>
        <draw:frame presentation:style-name="pr6" draw:text-style-name="P3" draw:layer="layout" svg:width="20.527cm" svg:height="3.55cm" svg:x="6.689cm" svg:y="2.187cm" presentation:class="title" presentation:user-transformed="true">
          <draw:text-box>
            <text:list text:style-name="L1">
              <text:list-header>
                <text:p text:style-name="P21"><text:span text:style-name="T4">Network Technology</text:span></text:p>
              </text:list-header>
            </text:list>
          </draw:text-box>
        </draw:frame>
        <presentation:notes draw:style-name="dp2">
          <draw:page-thumbnail draw:layer="layout" svg:width="15.24cm" svg:height="8.573cm" svg:x="1.905cm" svg:y="3.175cm" draw:page-number="4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  <draw:custom-shape draw:style-name="gr28" draw:text-style-name="P7" draw:layer="layout" svg:width="8.255cm" svg:height="1.274cm" svg:x="10.791cm" svg:y="24.126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33.867cm" svg:height="19.05cm" svg:x="0cm" svg:y="0cm">
          <draw:image xlink:href="Pictures/10000000000004A10000029B50B5D910DC8109D3.jpg" xlink:type="simple" xlink:show="embed" xlink:actuate="onLoad" loext:mime-type="image/jpeg">
            <text:p/>
          </draw:image>
        </draw:frame>
        <draw:frame presentation:style-name="pr1" draw:text-style-name="P3" draw:layer="layout" svg:width="19.993cm" svg:height="6.725cm" svg:x="11.006cm" svg:y="7.147cm" presentation:class="title" presentation:user-transformed="true">
          <draw:text-box>
            <text:list text:style-name="L1">
              <text:list-header>
                <text:p text:style-name="P2"><text:span text:style-name="T7">Thank You!</text:span></text:p>
              </text:list-header>
            </text:list>
          </draw:text-box>
        </draw:frame>
        <draw:frame presentation:style-name="pr2" draw:text-style-name="P3" draw:layer="layout" svg:width="19.993cm" svg:height="3.903cm" svg:x="11.006cm" svg:y="13.876cm" presentation:class="subtitle" presentation:user-transformed="true">
          <draw:text-box>
            <text:list text:style-name="L1">
              <text:list-header>
                <text:p text:style-name="P4"><text:span text:style-name="T2">someone@example.com</text:span></text:p>
              </text:list-header>
            </text:list>
          </draw:text-box>
        </draw:frame>
        <presentation:notes draw:style-name="dp2">
          <draw:page-thumbnail draw:layer="layout" svg:width="15.24cm" svg:height="8.573cm" svg:x="1.905cm" svg:y="3.175cm" draw:page-number="5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  <draw:custom-shape draw:style-name="gr29" draw:text-style-name="P7" draw:layer="layout" svg:width="8.255cm" svg:height="1.274cm" svg:x="10.791cm" svg:y="24.126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Calibri Light" svg:font-family="'Calibri Light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e84f79" draw:end-color="#d22858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8000000438964B11A9BEFD3079.jpg" xlink:type="simple" xlink:show="embed" xlink:actuate="onLoad"/>
    <draw:fill-image draw:name="Bitmap_20_2" draw:display-name="Bitmap 2" xlink:href="Pictures/1000020100000180000001808DC4F18E249B99D0.png" xlink:type="simple" xlink:show="embed" xlink:actuate="onLoad"/>
    <draw:fill-image draw:name="Bitmap_20_3" draw:display-name="Bitmap 3" xlink:href="Pictures/1000020100000180000001800644DC0399D280E1.png" xlink:type="simple" xlink:show="embed" xlink:actuate="onLoad"/>
    <draw:fill-image draw:name="Bitmap_20_4" draw:display-name="Bitmap 4" xlink:href="Pictures/100002010000018000000180875E4211FD8F225D.png" xlink:type="simple" xlink:show="embed" xlink:actuate="onLoad"/>
    <draw:fill-image draw:name="Bitmap_20_5" draw:display-name="Bitmap 5" xlink:href="Pictures/100002010000018000000180ABFAC1B90B91CB6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0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font-name-asian="Microsoft YaHei1" style:font-family-asian="'Microsoft YaHei'" style:font-pitch-asian="variable" style:font-size-asian="12pt" style:font-style-asian="normal" style:font-weight-asian="normal" style:font-name-complex="Microsoft YaHei1" style:font-family-complex="'Microsoft YaHei'" style:font-pitch-complex="variable" style:font-size-complex="1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font-name-asian="Microsoft YaHei1" style:font-family-asian="'Microsoft YaHei'" style:font-pitch-asian="variable" style:font-size-asian="12pt" style:font-style-asian="normal" style:font-weight-asian="normal" style:font-name-complex="Microsoft YaHei1" style:font-family-complex="'Microsoft YaHei'" style:font-pitch-complex="variable" style:font-size-complex="1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draw:auto-grow-height="false" draw:fit-to-size="shrink-to-fit" style:shrink-to-fit="true" fo:padding-top="0.127cm" fo:padding-bottom="0.127cm" fo:padding-left="0.254cm" fo:padding-right="0.254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99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font-name-asian="Microsoft YaHei1" style:font-family-asian="'Microsoft YaHei'" style:font-pitch-asian="variable" style:font-size-asian="12pt" style:font-style-asian="normal" style:font-weight-asian="normal" style:font-name-complex="Microsoft YaHei1" style:font-family-complex="'Microsoft YaHei'" style:font-pitch-complex="variable" style:font-size-complex="1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2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font-name-asian="Microsoft YaHei1" style:font-family-asian="'Microsoft YaHei'" style:font-pitch-asian="variable" style:font-size-asian="12pt" style:font-style-asian="normal" style:font-weight-asian="normal" style:font-name-complex="Microsoft YaHei1" style:font-family-complex="'Microsoft YaHei'" style:font-pitch-complex="variable" style:font-size-complex="1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draw:auto-grow-height="false" draw:fit-to-size="shrink-to-fit" style:shrink-to-fit="true" fo:padding-top="0.127cm" fo:padding-bottom="0.127cm" fo:padding-left="0.254cm" fo:padding-right="0.254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Microsoft YaHei1" style:font-family-asian="'Microsoft YaHei'" style:font-pitch-asian="variable" style:font-size-asian="14pt" style:font-style-asian="normal" style:font-weight-asian="normal" style:font-name-complex="Microsoft YaHei1" style:font-family-complex="'Microsoft YaHei'" style:font-pitch-complex="variable" style:font-size-complex="1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99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font-name-asian="Microsoft YaHei1" style:font-family-asian="'Microsoft YaHei'" style:font-pitch-asian="variable" style:font-size-asian="12pt" style:font-style-asian="normal" style:font-weight-asian="normal" style:font-name-complex="Microsoft YaHei1" style:font-family-complex="'Microsoft YaHei'" style:font-pitch-complex="variable" style:font-size-complex="1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202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font-name-asian="Microsoft YaHei1" style:font-family-asian="'Microsoft YaHei'" style:font-pitch-asian="variable" style:font-size-asian="12pt" style:font-style-asian="normal" style:font-weight-asian="normal" style:font-name-complex="Microsoft YaHei1" style:font-family-complex="'Microsoft YaHei'" style:font-pitch-complex="variable" style:font-size-complex="12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01cm" fo:margin-bottom="0cm" fo:line-height="83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46cm" fo:min-width="0cm" fo:padding-top="0.127cm" fo:padding-bottom="0.127cm" fo:padding-left="0.254cm" fo:padding-right="0.254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9cm" fo:min-width="13.09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4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46cm" fo:min-width="0cm" fo:padding-top="0.127cm" fo:padding-bottom="0.127cm" fo:padding-left="0.254cm" fo:padding-right="0.254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9cm" fo:min-width="21.24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46cm" fo:min-width="0cm" fo:padding-top="0.127cm" fo:padding-bottom="0.127cm" fo:padding-left="0.254cm" fo:padding-right="0.254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46cm" fo:min-width="0cm" fo:padding-top="0.127cm" fo:padding-bottom="0.127cm" fo:padding-left="0.254cm" fo:padding-right="0.254cm" fo:wrap-option="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46cm" fo:min-width="0cm" fo:padding-top="0.127cm" fo:padding-bottom="0.127cm" fo:padding-left="0.254cm" fo:padding-right="0.254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line-height="93%" fo:text-indent="0cm" style:line-break="strict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ffffff" style:text-position="0% 100%" style:font-name="Calibri" fo:font-size="10pt" fo:language="en" fo:country="US" style:font-name-asian="Segoe UI" style:font-size-asian="10pt" style:language-asian="en" style:country-asian="US" style:font-name-complex="Segoe UI" style:font-size-complex="10pt" style:language-complex="en" style:country-complex="US"/>
    </style:style>
    <style:style style:name="MT2" style:family="text">
      <style:text-properties fo:color="#000000" style:font-name="Times New Roman" fo:font-size="14pt" fo:language="en" fo:country="US" style:font-name-asian="Segoe UI" style:font-size-asian="14pt" style:language-asian="en" style:country-asian="US" style:font-name-complex="Segoe UI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33.858cm" svg:height="19.046cm" svg:x="0cm" svg:y="0cm">
        <draw:image xlink:href="Pictures/100002010000078000000438B761F9AE88410403.png" xlink:type="simple" xlink:show="embed" xlink:actuate="onLoad" loext:mime-type="image/png">
          <text:p/>
        </draw:image>
      </draw:frame>
      <draw:frame presentation:style-name="Default-title" draw:layer="backgroundobjects" svg:width="19.989cm" svg:height="6.72cm" svg:x="11.006cm" svg:y="5.455cm" presentation:class="title" presentation:placeholder="true">
        <draw:text-box/>
      </draw:frame>
      <draw:frame draw:style-name="Mgr4" draw:text-style-name="MP7" draw:layer="backgroundobjects" svg:width="4.44cm" svg:height="1.045cm" svg:x="24.814cm" svg:y="16.306cm" presentation:class="date-time">
        <draw:text-box>
          <text:list text:style-name="ML1">
            <text:list-header>
              <text:p text:style-name="MP6"><text:span text:style-name="MT1">4/14/20</text:span></text:p>
            </text:list-header>
          </text:list>
        </draw:text-box>
      </draw:frame>
      <draw:custom-shape draw:style-name="Mgr5" draw:text-style-name="MP8" draw:layer="backgroundobjects" svg:width="13.595cm" svg:height="1.05cm" svg:x="11.007cm" svg:y="16.307cm">
        <text:p/>
        <draw:enhanced-geometry svg:viewBox="0 0 21600 21600" draw:type="mso-spt202" draw:enhanced-path="M 0 0 L 21600 0 21600 21600 0 21600 0 0 Z N"/>
      </draw:custom-shape>
      <draw:frame draw:style-name="Mgr6" draw:text-style-name="MP7" draw:layer="backgroundobjects" svg:width="1.526cm" svg:height="1.045cm" svg:x="29.47cm" svg:y="16.306cm" presentation:class="page-number">
        <draw:text-box>
          <text:list text:style-name="ML1">
            <text:list-header>
              <text:p text:style-name="MP6"><text:span text:style-name="MT1"><text:page-number>&lt;number&gt;</text:page-number></text:span></text:p>
            </text:list-header>
          </text:list>
        </draw:text-box>
      </draw:frame>
      <draw:frame presentation:style-name="Default-outline1" draw:layer="backgroundobjects" svg:width="30.476cm" svg:height="11.042cm" svg:x="1.693cm" svg:y="4.458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Default-title" draw:layer="backgroundobjects" svg:width="18.618cm" svg:height="10.473cm" svg:x="1.48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1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draw:style-name="Mgr9" draw:text-style-name="MP13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draw:style-name="Mgr10" draw:text-style-name="MP11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draw:style-name="Mgr11" draw:text-style-name="MP13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33.858cm" svg:height="19.046cm" svg:x="0cm" svg:y="0cm">
        <draw:image xlink:href="Pictures/100002010000078000000438F18D287A4D631A28.png" xlink:type="simple" xlink:show="embed" xlink:actuate="onLoad" loext:mime-type="image/png">
          <text:p/>
        </draw:image>
      </draw:frame>
      <draw:frame presentation:style-name="Title1-title" draw:layer="backgroundobjects" svg:width="28.138cm" svg:height="4.04cm" svg:x="1.905cm" svg:y="1.693cm" presentation:class="title" presentation:placeholder="true">
        <draw:text-box/>
      </draw:frame>
      <draw:frame presentation:style-name="Title1-outline1" draw:layer="backgroundobjects" svg:width="28.138cm" svg:height="10.129cm" svg:x="1.905cm" svg:y="5.948cm" presentation:class="outline" presentation:placeholder="true">
        <draw:text-box/>
      </draw:frame>
      <draw:frame draw:style-name="Mgr12" draw:text-style-name="MP7" draw:layer="backgroundobjects" svg:width="4.441cm" svg:height="1.045cm" svg:x="23.86cm" svg:y="16.306cm" presentation:class="date-time">
        <draw:text-box>
          <text:list text:style-name="ML1">
            <text:list-header>
              <text:p text:style-name="MP6"><text:span text:style-name="MT1">4/14/20</text:span></text:p>
            </text:list-header>
          </text:list>
        </draw:text-box>
      </draw:frame>
      <draw:custom-shape draw:style-name="Mgr13" draw:text-style-name="MP8" draw:layer="backgroundobjects" svg:width="21.74cm" svg:height="1.05cm" svg:x="1.905cm" svg:y="16.307cm">
        <text:p/>
        <draw:enhanced-geometry svg:viewBox="0 0 21600 21600" draw:type="mso-spt202" draw:enhanced-path="M 0 0 L 21600 0 21600 21600 0 21600 0 0 Z N"/>
      </draw:custom-shape>
      <draw:frame draw:style-name="Mgr14" draw:text-style-name="MP7" draw:layer="backgroundobjects" svg:width="1.525cm" svg:height="1.045cm" svg:x="28.517cm" svg:y="16.306cm" presentation:class="page-number">
        <draw:text-box>
          <text:list text:style-name="ML1">
            <text:list-header>
              <text:p text:style-name="MP6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1-title" draw:layer="backgroundobjects" svg:width="18.618cm" svg:height="10.473cm" svg:x="1.48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1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2" draw:text-style-name="MP13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presentation:style-name="Mpr3" draw:text-style-name="MP11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4" draw:text-style-name="MP13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3" draw:text-style-name="MP5" draw:layer="backgroundobjects" svg:width="33.858cm" svg:height="19.046cm" svg:x="0cm" svg:y="0cm">
        <draw:image xlink:href="Pictures/100002010000078000000438F18D287A4D631A28.png" xlink:type="simple" xlink:show="embed" xlink:actuate="onLoad" loext:mime-type="image/png">
          <text:p/>
        </draw:image>
      </draw:frame>
      <draw:frame presentation:style-name="Title2-title" draw:layer="backgroundobjects" svg:width="28.138cm" svg:height="4.04cm" svg:x="1.905cm" svg:y="1.693cm" presentation:class="title" presentation:placeholder="true">
        <draw:text-box/>
      </draw:frame>
      <draw:frame presentation:style-name="Title2-outline1" draw:layer="backgroundobjects" svg:width="13.869cm" svg:height="10.129cm" svg:x="1.904cm" svg:y="5.948cm" presentation:class="outline" presentation:placeholder="true">
        <draw:text-box/>
      </draw:frame>
      <draw:frame draw:style-name="Mgr15" draw:text-style-name="MP7" draw:layer="backgroundobjects" svg:width="4.441cm" svg:height="1.045cm" svg:x="23.86cm" svg:y="16.306cm" presentation:class="date-time">
        <draw:text-box>
          <text:list text:style-name="ML1">
            <text:list-header>
              <text:p text:style-name="MP6"><text:span text:style-name="MT1">4/14/20</text:span></text:p>
            </text:list-header>
          </text:list>
        </draw:text-box>
      </draw:frame>
      <draw:custom-shape draw:style-name="Mgr13" draw:text-style-name="MP8" draw:layer="backgroundobjects" svg:width="21.74cm" svg:height="1.05cm" svg:x="1.905cm" svg:y="16.307cm">
        <text:p/>
        <draw:enhanced-geometry svg:viewBox="0 0 21600 21600" draw:type="mso-spt202" draw:enhanced-path="M 0 0 L 21600 0 21600 21600 0 21600 0 0 Z N"/>
      </draw:custom-shape>
      <draw:frame draw:style-name="Mgr16" draw:text-style-name="MP7" draw:layer="backgroundobjects" svg:width="1.525cm" svg:height="1.045cm" svg:x="28.517cm" svg:y="16.306cm" presentation:class="page-number">
        <draw:text-box>
          <text:list text:style-name="ML1">
            <text:list-header>
              <text:p text:style-name="MP6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2-title" draw:layer="backgroundobjects" svg:width="18.618cm" svg:height="10.473cm" svg:x="1.482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11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6" draw:text-style-name="MP13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presentation:style-name="Mpr7" draw:text-style-name="MP11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8" draw:text-style-name="MP13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uture Design</dc:title>
    <meta:creation-date>2020-03-20T12:32:37</meta:creation-date>
    <dc:date>2020-03-20T12:35:58</dc:date>
    <meta:editing-cycles>3</meta:editing-cycles>
    <meta:document-statistic meta:object-count="267"/>
    <meta:generator>LibreOffice/6.2.1.2$Windows_X86_64 LibreOffice_project/7bcb35dc3024a62dea0caee87020152d1ee96e71</meta:generator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ffffff" style:text-position="0% 100%" fo:font-family="Calibri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loext:external-data="ppt/embeddings/Microsoft_Excel_Worksheet.xlsx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ffffff"/>
      <style:text-properties fo:color="#ffffff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ffffff"/>
      <style:text-properties fo:color="#ffffff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svg:stroke-width="0.002cm" svg:stroke-color="#ffffff" svg:stroke-opacity="50%" draw:fill-color="#e84574"/>
      <style:text-properties fo:color="#ffffff" style:text-position="0% 100%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b7365b"/>
    </style:style>
    <style:style style:name="ch8" style:family="chart">
      <style:chart-properties chart:solid-type="cuboid"/>
      <style:graphic-properties draw:fill-color="#d9406c"/>
    </style:style>
    <style:style style:name="ch9" style:family="chart">
      <style:chart-properties chart:solid-type="cuboid"/>
      <style:graphic-properties draw:fill-color="#eb7992"/>
    </style:style>
    <style:style style:name="ch10" style:family="chart">
      <style:chart-properties chart:solid-type="cuboid"/>
      <style:graphic-properties draw:fill-color="#f2b3bf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8.143cm" svg:height="10.138cm" xlink:href="." xlink:type="simple" chart:class="chart:circle" chart:style-name="ch1">
        <chart:legend svg:x="23.562cm" svg:y="2.869cm" style:legend-expansion="custom" chartooo:width="4.264cm" chartooo:height="4.058cm" style:legend-expansion-aspect-ratio="1.05076392311484" chart:style-name="ch2"/>
        <chart:plot-area chart:style-name="ch3" chart:data-source-has-labels="both" svg:x="0.562cm" svg:y="0.202cm" svg:width="27.019cm" svg:height="9.734cm">
          <chartooo:coordinate-region svg:x="9.205cm" svg:y="0.203cm" svg:width="9.733cm" svg:height="9.733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s of Virtual Reality</text:p>
              </table:table-cell>
            </table:table-row>
          </table:table-header-rows>
          <table:table-rows>
            <table:table-row>
              <table:table-cell office:value-type="string">
                <text:p>Educatio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edical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ecreatio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